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102.81pt"/>
    </style:style>
    <style:style style:name="co6" style:family="table-column">
      <style:table-column-properties fo:break-before="auto" style:column-width="61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4_3_18_52" table:style-name="ta1">
        <table:shapes>
          <draw:frame draw:z-index="0" draw:style-name="gr1" draw:text-style-name="P1" svg:width="453.51pt" svg:height="255.09pt" svg:x="437.07pt" svg:y="33.93pt">
            <loext:p draw:notify-on-update-of-ranges="data_4_3_18_52.B3:data_4_3_18_52.B200 data_4_3_18_52.F3:data_4_3_18_52.F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Hydrofly Data</text:p>
          </table:table-cell>
          <table:table-cell office:value-type="string" calcext:value-type="string">
            <text:p>Version 0</text:p>
          </table:table-cell>
          <table:table-cell table:style-name="ce1" office:value-type="string" calcext:value-type="string">
            <text:p>4/3/2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sure 0</text:p>
          </table:table-cell>
          <table:table-cell office:value-type="string" calcext:value-type="string">
            <text:p>Pressure 1</text:p>
          </table:table-cell>
          <table:table-cell office:value-type="string" calcext:value-type="string">
            <text:p>Distan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54342757.93165" calcext:value-type="float">
            <text:p>1554342757.93165</text:p>
          </table:table-cell>
          <table:table-cell office:value-type="float" office:value="1.43375992774963" calcext:value-type="float">
            <text:p>1.433759927749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7934375" calcext:value-type="float">
            <text:p>19.7934375</text:p>
          </table:table-cell>
          <table:table-cell office:value-type="float" office:value="20.175" calcext:value-type="float">
            <text:p>20.175</text:p>
          </table:table-cell>
          <table:table-cell office:value-type="float" office:value="19.7240625" calcext:value-type="float">
            <text:p>19.7240625</text:p>
          </table:table-cell>
        </table:table-row>
        <table:table-row table:style-name="ro1">
          <table:table-cell/>
          <table:table-cell office:value-type="float" office:value="1554342757.96453" calcext:value-type="float">
            <text:p>1554342757.96453</text:p>
          </table:table-cell>
          <table:table-cell office:value-type="float" office:value="0.0328819751739502" calcext:value-type="float">
            <text:p>0.032881975173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342757.99646" calcext:value-type="float">
            <text:p>1554342757.99646</text:p>
          </table:table-cell>
          <table:table-cell office:value-type="float" office:value="0.0319516658782959" calcext:value-type="float">
            <text:p>0.0319516658782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2758.0295" calcext:value-type="float">
            <text:p>1554342758.0295</text:p>
          </table:table-cell>
          <table:table-cell office:value-type="float" office:value="0.0330421924591064" calcext:value-type="float">
            <text:p>0.0330421924591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2758.06172" calcext:value-type="float">
            <text:p>1554342758.06172</text:p>
          </table:table-cell>
          <table:table-cell office:value-type="float" office:value="0.0322329998016357" calcext:value-type="float">
            <text:p>0.0322329998016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58.09386" calcext:value-type="float">
            <text:p>1554342758.09386</text:p>
          </table:table-cell>
          <table:table-cell office:value-type="float" office:value="0.0321433544158936" calcext:value-type="float">
            <text:p>0.0321433544158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2758.12591" calcext:value-type="float">
            <text:p>1554342758.12591</text:p>
          </table:table-cell>
          <table:table-cell office:value-type="float" office:value="0.0320580005645752" calcext:value-type="float">
            <text:p>0.032058000564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2758.15845" calcext:value-type="float">
            <text:p>1554342758.15845</text:p>
          </table:table-cell>
          <table:table-cell office:value-type="float" office:value="0.03255295753479" calcext:value-type="float">
            <text:p>0.032552957534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58.19046" calcext:value-type="float">
            <text:p>1554342758.19046</text:p>
          </table:table-cell>
          <table:table-cell office:value-type="float" office:value="0.0320241451263428" calcext:value-type="float">
            <text:p>0.0320241451263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2758.22336" calcext:value-type="float">
            <text:p>1554342758.22336</text:p>
          </table:table-cell>
          <table:table-cell office:value-type="float" office:value="0.0329039096832275" calcext:value-type="float">
            <text:p>0.0329039096832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2758.25588" calcext:value-type="float">
            <text:p>1554342758.25588</text:p>
          </table:table-cell>
          <table:table-cell office:value-type="float" office:value="0.0325274467468262" calcext:value-type="float">
            <text:p>0.0325274467468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342758.28831" calcext:value-type="float">
            <text:p>1554342758.28831</text:p>
          </table:table-cell>
          <table:table-cell office:value-type="float" office:value="0.0324444770812988" calcext:value-type="float">
            <text:p>0.0324444770812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342758.32041" calcext:value-type="float">
            <text:p>1554342758.32041</text:p>
          </table:table-cell>
          <table:table-cell office:value-type="float" office:value="0.0321054458618164" calcext:value-type="float">
            <text:p>0.0321054458618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0709375" calcext:value-type="float">
            <text:p>20.0709375</text:p>
          </table:table-cell>
        </table:table-row>
        <table:table-row table:style-name="ro1">
          <table:table-cell/>
          <table:table-cell office:value-type="float" office:value="1554342758.35257" calcext:value-type="float">
            <text:p>1554342758.35257</text:p>
          </table:table-cell>
          <table:table-cell office:value-type="float" office:value="0.0321636199951172" calcext:value-type="float">
            <text:p>0.0321636199951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105625" calcext:value-type="float">
            <text:p>20.105625</text:p>
          </table:table-cell>
        </table:table-row>
        <table:table-row table:style-name="ro1">
          <table:table-cell/>
          <table:table-cell office:value-type="float" office:value="1554342758.38464" calcext:value-type="float">
            <text:p>1554342758.38464</text:p>
          </table:table-cell>
          <table:table-cell office:value-type="float" office:value="0.0320773124694824" calcext:value-type="float">
            <text:p>0.0320773124694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342758.41709" calcext:value-type="float">
            <text:p>1554342758.41709</text:p>
          </table:table-cell>
          <table:table-cell office:value-type="float" office:value="0.0324554443359375" calcext:value-type="float">
            <text:p>0.0324554443359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342758.44941" calcext:value-type="float">
            <text:p>1554342758.44941</text:p>
          </table:table-cell>
          <table:table-cell office:value-type="float" office:value="0.0323302745819092" calcext:value-type="float">
            <text:p>0.0323302745819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2758.48156" calcext:value-type="float">
            <text:p>1554342758.48156</text:p>
          </table:table-cell>
          <table:table-cell office:value-type="float" office:value="0.0321598052978516" calcext:value-type="float">
            <text:p>0.0321598052978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2758.51441" calcext:value-type="float">
            <text:p>1554342758.51441</text:p>
          </table:table-cell>
          <table:table-cell office:value-type="float" office:value="0.0328576564788818" calcext:value-type="float">
            <text:p>0.0328576564788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2758.54645" calcext:value-type="float">
            <text:p>1554342758.54645</text:p>
          </table:table-cell>
          <table:table-cell office:value-type="float" office:value="0.0320515632629395" calcext:value-type="float">
            <text:p>0.032051563262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105625" calcext:value-type="float">
            <text:p>20.105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58.57931" calcext:value-type="float">
            <text:p>1554342758.57931</text:p>
          </table:table-cell>
          <table:table-cell office:value-type="float" office:value="0.0328748226165772" calcext:value-type="float">
            <text:p>0.0328748226165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2758.61183" calcext:value-type="float">
            <text:p>1554342758.61183</text:p>
          </table:table-cell>
          <table:table-cell office:value-type="float" office:value="0.0325272083282471" calcext:value-type="float">
            <text:p>0.0325272083282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58.64451" calcext:value-type="float">
            <text:p>1554342758.64451</text:p>
          </table:table-cell>
          <table:table-cell office:value-type="float" office:value="0.0326879024505615" calcext:value-type="float">
            <text:p>0.032687902450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2758.67687" calcext:value-type="float">
            <text:p>1554342758.67687</text:p>
          </table:table-cell>
          <table:table-cell office:value-type="float" office:value="0.0323772430419922" calcext:value-type="float">
            <text:p>0.0323772430419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2758.70917" calcext:value-type="float">
            <text:p>1554342758.70917</text:p>
          </table:table-cell>
          <table:table-cell office:value-type="float" office:value="0.0322997570037842" calcext:value-type="float">
            <text:p>0.0322997570037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799375" calcext:value-type="float">
            <text:p>20.799375</text:p>
          </table:table-cell>
        </table:table-row>
        <table:table-row table:style-name="ro1">
          <table:table-cell/>
          <table:table-cell office:value-type="float" office:value="1554342758.73852" calcext:value-type="float">
            <text:p>1554342758.73852</text:p>
          </table:table-cell>
          <table:table-cell office:value-type="float" office:value="0.0293614864349365" calcext:value-type="float">
            <text:p>0.0293614864349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342758.76687" calcext:value-type="float">
            <text:p>1554342758.76687</text:p>
          </table:table-cell>
          <table:table-cell office:value-type="float" office:value="0.0283486843109131" calcext:value-type="float">
            <text:p>0.028348684310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8125" calcext:value-type="float">
            <text:p>20.938125</text:p>
          </table:table-cell>
          <table:table-cell table:number-columns-repeated="2"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2758.79533" calcext:value-type="float">
            <text:p>1554342758.79533</text:p>
          </table:table-cell>
          <table:table-cell office:value-type="float" office:value="0.028461217880249" calcext:value-type="float">
            <text:p>0.0284612178802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19.7934375" calcext:value-type="float">
            <text:p>19.79343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2758.82399" calcext:value-type="float">
            <text:p>1554342758.82399</text:p>
          </table:table-cell>
          <table:table-cell office:value-type="float" office:value="0.0286710262298584" calcext:value-type="float">
            <text:p>0.028671026229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839645859435" calcext:value-type="float">
            <text:p>0.01283964585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826518538202" calcext:value-type="float">
            <text:p>0.447826518538202</text:p>
          </table:table-cell>
          <table:table-cell office:value-type="float" office:value="20.105625" calcext:value-type="float">
            <text:p>20.10562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2758.85323" calcext:value-type="float">
            <text:p>1554342758.85323</text:p>
          </table:table-cell>
          <table:table-cell office:value-type="float" office:value="0.0292460918426514" calcext:value-type="float">
            <text:p>0.02924609184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500922430919" calcext:value-type="float">
            <text:p>0.039450092243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9880421863726" calcext:value-type="float">
            <text:p>0.909880421863726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19.966875" calcext:value-type="float">
            <text:p>19.966875</text:p>
          </table:table-cell>
        </table:table-row>
        <table:table-row table:style-name="ro1">
          <table:table-cell/>
          <table:table-cell office:value-type="float" office:value="1554342758.88283" calcext:value-type="float">
            <text:p>1554342758.88283</text:p>
          </table:table-cell>
          <table:table-cell office:value-type="float" office:value="0.0296080112457275" calcext:value-type="float">
            <text:p>0.02960801124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4016857205717" calcext:value-type="float">
            <text:p>0.08040168572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312543647757" calcext:value-type="float">
            <text:p>1.38312543647757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2758.91257" calcext:value-type="float">
            <text:p>1554342758.91257</text:p>
          </table:table-cell>
          <table:table-cell office:value-type="float" office:value="0.0297441482543945" calcext:value-type="float">
            <text:p>0.02974414825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849901664677" calcext:value-type="float">
            <text:p>0.135849901664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17225566083" calcext:value-type="float">
            <text:p>1.86417225566083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19.828125" calcext:value-type="float">
            <text:p>19.82812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2758.94662" calcext:value-type="float">
            <text:p>1554342758.94662</text:p>
          </table:table-cell>
          <table:table-cell office:value-type="float" office:value="0.0340507030487061" calcext:value-type="float">
            <text:p>0.034050703048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317233582139" calcext:value-type="float">
            <text:p>0.21831723358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189806769926" calcext:value-type="float">
            <text:p>2.42189806769926</text:p>
          </table:table-cell>
          <table:table-cell office:value-type="float" office:value="20.73" calcext:value-type="float">
            <text:p>20.73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58.98699" calcext:value-type="float">
            <text:p>1554342758.98699</text:p>
          </table:table-cell>
          <table:table-cell office:value-type="float" office:value="0.0403730869293213" calcext:value-type="float">
            <text:p>0.040373086929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194163908334" calcext:value-type="float">
            <text:p>0.34319416390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307362463538" calcext:value-type="float">
            <text:p>3.09307362463538</text:p>
          </table:table-cell>
          <table:table-cell office:value-type="float" office:value="19.9321875" calcext:value-type="float">
            <text:p>19.93218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342759.01723" calcext:value-type="float">
            <text:p>1554342759.01723</text:p>
          </table:table-cell>
          <table:table-cell office:value-type="float" office:value="0.0302462577819824" calcext:value-type="float">
            <text:p>0.03024625778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173093809817" calcext:value-type="float">
            <text:p>0.452173093809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0305498574441" calcext:value-type="float">
            <text:p>3.60305498574441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42759.04763" calcext:value-type="float">
            <text:p>1554342759.04763</text:p>
          </table:table-cell>
          <table:table-cell office:value-type="float" office:value="0.0304026603698731" calcext:value-type="float">
            <text:p>0.03040266036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7491601054329" calcext:value-type="float">
            <text:p>0.57749160105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19585957252" calcext:value-type="float">
            <text:p>4.1219585957252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3196875" calcext:value-type="float">
            <text:p>21.3196875</text:p>
          </table:table-cell>
        </table:table-row>
        <table:table-row table:style-name="ro1">
          <table:table-cell/>
          <table:table-cell office:value-type="float" office:value="1554342759.07835" calcext:value-type="float">
            <text:p>1554342759.07835</text:p>
          </table:table-cell>
          <table:table-cell office:value-type="float" office:value="0.0307178497314453" calcext:value-type="float">
            <text:p>0.030717849731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4852724271322" calcext:value-type="float">
            <text:p>0.694852724271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2061648985973" calcext:value-type="float">
            <text:p>3.82061648985973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42759.10759" calcext:value-type="float">
            <text:p>1554342759.10759</text:p>
          </table:table-cell>
          <table:table-cell office:value-type="float" office:value="0.0292539596557617" calcext:value-type="float">
            <text:p>0.029253959655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822554425996" calcext:value-type="float">
            <text:p>0.7982255442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36351456367" calcext:value-type="float">
            <text:p>3.5336351456367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59.13715" calcext:value-type="float">
            <text:p>1554342759.13715</text:p>
          </table:table-cell>
          <table:table-cell office:value-type="float" office:value="0.0295674800872803" calcext:value-type="float">
            <text:p>0.02956748008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4129977094125" calcext:value-type="float">
            <text:p>0.894129977094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357816598048" calcext:value-type="float">
            <text:p>3.24357816598048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342759.16658" calcext:value-type="float">
            <text:p>1554342759.16658</text:p>
          </table:table-cell>
          <table:table-cell office:value-type="float" office:value="0.029428243637085" calcext:value-type="float">
            <text:p>0.029428243637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54313451332" calcext:value-type="float">
            <text:p>1.00454313451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5194519866133" calcext:value-type="float">
            <text:p>3.75194519866133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2759.1977" calcext:value-type="float">
            <text:p>1554342759.1977</text:p>
          </table:table-cell>
          <table:table-cell office:value-type="float" office:value="0.0311219692230225" calcext:value-type="float">
            <text:p>0.031121969223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824922714683" calcext:value-type="float">
            <text:p>1.13824922714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9619641595819" calcext:value-type="float">
            <text:p>4.29619641595819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19.966875" calcext:value-type="float">
            <text:p>19.96687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42759.22812" calcext:value-type="float">
            <text:p>1554342759.22812</text:p>
          </table:table-cell>
          <table:table-cell office:value-type="float" office:value="0.0304245948791504" calcext:value-type="float">
            <text:p>0.03042459487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35032369416" calcext:value-type="float">
            <text:p>1.28535032369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494019005431" calcext:value-type="float">
            <text:p>4.83494019005431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2759.26022" calcext:value-type="float">
            <text:p>1554342759.26022</text:p>
          </table:table-cell>
          <table:table-cell office:value-type="float" office:value="0.0321121215820312" calcext:value-type="float">
            <text:p>0.03211212158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049455318101" calcext:value-type="float">
            <text:p>1.43049455318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992027733459" calcext:value-type="float">
            <text:p>4.51992027733459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42759.29013" calcext:value-type="float">
            <text:p>1554342759.29013</text:p>
          </table:table-cell>
          <table:table-cell office:value-type="float" office:value="0.0299129486083984" calcext:value-type="float">
            <text:p>0.029912948608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692086026044" calcext:value-type="float">
            <text:p>1.55692086026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264742514862" calcext:value-type="float">
            <text:p>4.2264742514862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2759.31977" calcext:value-type="float">
            <text:p>1554342759.31977</text:p>
          </table:table-cell>
          <table:table-cell office:value-type="float" office:value="0.0296401977539063" calcext:value-type="float">
            <text:p>0.02964019775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357590249873" calcext:value-type="float">
            <text:p>1.6735759024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3570391152038" calcext:value-type="float">
            <text:p>3.93570391152038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105625" calcext:value-type="float">
            <text:p>20.105625</text:p>
          </table:table-cell>
        </table:table-row>
        <table:table-row table:style-name="ro1">
          <table:table-cell/>
          <table:table-cell office:value-type="float" office:value="1554342759.34975" calcext:value-type="float">
            <text:p>1554342759.34975</text:p>
          </table:table-cell>
          <table:table-cell office:value-type="float" office:value="0.0299854278564453" calcext:value-type="float">
            <text:p>0.029985427856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8276924328252" calcext:value-type="float">
            <text:p>1.78276924328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4154686424865" calcext:value-type="float">
            <text:p>3.6415468642486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2759.38064" calcext:value-type="float">
            <text:p>1554342759.38064</text:p>
          </table:table-cell>
          <table:table-cell office:value-type="float" office:value="0.0308928489685059" calcext:value-type="float">
            <text:p>0.030892848968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590464933988" calcext:value-type="float">
            <text:p>1.88590464933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848801586761" calcext:value-type="float">
            <text:p>3.33848801586761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342759.42331" calcext:value-type="float">
            <text:p>1554342759.42331</text:p>
          </table:table-cell>
          <table:table-cell office:value-type="float" office:value="0.042677640914917" calcext:value-type="float">
            <text:p>0.042677640914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051569413568" calcext:value-type="float">
            <text:p>2.0105156941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1982035849227" calcext:value-type="float">
            <text:p>2.91982035849227</text:p>
          </table:table-cell>
          <table:table-cell office:value-type="float" office:value="20.0015625" calcext:value-type="float">
            <text:p>20.00156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342759.4572" calcext:value-type="float">
            <text:p>1554342759.4572</text:p>
          </table:table-cell>
          <table:table-cell office:value-type="float" office:value="0.0339033603668213" calcext:value-type="float">
            <text:p>0.033903360366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823143070479" calcext:value-type="float">
            <text:p>2.09823143070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722839329375" calcext:value-type="float">
            <text:p>2.587228393293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2759.49428" calcext:value-type="float">
            <text:p>1554342759.49428</text:p>
          </table:table-cell>
          <table:table-cell office:value-type="float" office:value="0.0370819568634033" calcext:value-type="float">
            <text:p>0.03708195686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06814707222" calcext:value-type="float">
            <text:p>2.1806814707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345439646377" calcext:value-type="float">
            <text:p>2.22345439646377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2759.5279" calcext:value-type="float">
            <text:p>1554342759.5279</text:p>
          </table:table-cell>
          <table:table-cell office:value-type="float" office:value="0.0336222648620606" calcext:value-type="float">
            <text:p>0.033622264862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434926317622" calcext:value-type="float">
            <text:p>2.24434926317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361997816695" calcext:value-type="float">
            <text:p>1.8936199781669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42759.55741" calcext:value-type="float">
            <text:p>1554342759.55741</text:p>
          </table:table-cell>
          <table:table-cell office:value-type="float" office:value="0.0295121669769287" calcext:value-type="float">
            <text:p>0.0295121669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68989608593" calcext:value-type="float">
            <text:p>2.29168989608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410562012328" calcext:value-type="float">
            <text:p>1.60410562012328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59.58709" calcext:value-type="float">
            <text:p>1554342759.58709</text:p>
          </table:table-cell>
          <table:table-cell office:value-type="float" office:value="0.0296823978424072" calcext:value-type="float">
            <text:p>0.029682397842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066054836784" calcext:value-type="float">
            <text:p>2.3306605483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292129728927" calcext:value-type="float">
            <text:p>1.31292129728927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244375" calcext:value-type="float">
            <text:p>20.244375</text:p>
          </table:table-cell>
        </table:table-row>
        <table:table-row table:style-name="ro1">
          <table:table-cell/>
          <table:table-cell office:value-type="float" office:value="1554342759.62896" calcext:value-type="float">
            <text:p>1554342759.62896</text:p>
          </table:table-cell>
          <table:table-cell office:value-type="float" office:value="0.0418801307678223" calcext:value-type="float">
            <text:p>0.041880130767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843966007197" calcext:value-type="float">
            <text:p>2.36843966007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207721445693" calcext:value-type="float">
            <text:p>0.90207721445693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19.966875" calcext:value-type="float">
            <text:p>19.966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42759.66164" calcext:value-type="float">
            <text:p>1554342759.66164</text:p>
          </table:table-cell>
          <table:table-cell office:value-type="float" office:value="0.0326788425445557" calcext:value-type="float">
            <text:p>0.03267884254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744233410823" calcext:value-type="float">
            <text:p>2.38744233410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497769094839" calcext:value-type="float">
            <text:p>0.581497769094839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2759.69231" calcext:value-type="float">
            <text:p>1554342759.69231</text:p>
          </table:table-cell>
          <table:table-cell office:value-type="float" office:value="0.0306761264801025" calcext:value-type="float">
            <text:p>0.03067612648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604898056245" calcext:value-type="float">
            <text:p>2.3960489805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0564968325033" calcext:value-type="float">
            <text:p>0.280564968325033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42759.72169" calcext:value-type="float">
            <text:p>1554342759.72169</text:p>
          </table:table-cell>
          <table:table-cell office:value-type="float" office:value="0.0293819904327393" calcext:value-type="float">
            <text:p>0.029381990432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582355141839" calcext:value-type="float">
            <text:p>2.39582355141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67235782013875" calcext:value-type="float">
            <text:p>-0.007672357820139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285" calcext:value-type="float">
            <text:p>21.28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2759.7518" calcext:value-type="float">
            <text:p>1554342759.7518</text:p>
          </table:table-cell>
          <table:table-cell office:value-type="float" office:value="0.0301127433776856" calcext:value-type="float">
            <text:p>0.030112743377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669703022855" calcext:value-type="float">
            <text:p>2.38669703022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03078370355234" calcext:value-type="float">
            <text:p>-0.303078370355234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2759.78661" calcext:value-type="float">
            <text:p>1554342759.78661</text:p>
          </table:table-cell>
          <table:table-cell office:value-type="float" office:value="0.0348167419433594" calcext:value-type="float">
            <text:p>0.03481674194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425309267249" calcext:value-type="float">
            <text:p>2.36425309267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4630608819589" calcext:value-type="float">
            <text:p>-0.644630608819589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2096875" calcext:value-type="float">
            <text:p>20.2096875</text:p>
          </table:table-cell>
        </table:table-row>
        <table:table-row table:style-name="ro1">
          <table:table-cell/>
          <table:table-cell office:value-type="float" office:value="1554342759.81584" calcext:value-type="float">
            <text:p>1554342759.81584</text:p>
          </table:table-cell>
          <table:table-cell office:value-type="float" office:value="0.029226541519165" calcext:value-type="float">
            <text:p>0.029226541519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703315836613" calcext:value-type="float">
            <text:p>2.33703315836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1342981122598" calcext:value-type="float">
            <text:p>-0.931342981122598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2759.84524" calcext:value-type="float">
            <text:p>1554342759.84524</text:p>
          </table:table-cell>
          <table:table-cell office:value-type="float" office:value="0.0294046401977539" calcext:value-type="float">
            <text:p>0.029404640197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514556418631" calcext:value-type="float">
            <text:p>2.32514556418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4276131245501" calcext:value-type="float">
            <text:p>-0.404276131245501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105625" calcext:value-type="float">
            <text:p>20.10562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42759.87415" calcext:value-type="float">
            <text:p>1554342759.87415</text:p>
          </table:table-cell>
          <table:table-cell office:value-type="float" office:value="0.0289137363433838" calcext:value-type="float">
            <text:p>0.028913736343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862118333677" calcext:value-type="float">
            <text:p>2.32862118333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206503551762" calcext:value-type="float">
            <text:p>0.120206503551762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59.90412" calcext:value-type="float">
            <text:p>1554342759.90412</text:p>
          </table:table-cell>
          <table:table-cell office:value-type="float" office:value="0.0299820899963379" calcext:value-type="float">
            <text:p>0.029982089996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872956431925" calcext:value-type="float">
            <text:p>2.34872956431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067976198259" calcext:value-type="float">
            <text:p>0.67067976198259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03625" calcext:value-type="float">
            <text:p>20.03625</text:p>
          </table:table-cell>
        </table:table-row>
        <table:table-row table:style-name="ro1">
          <table:table-cell/>
          <table:table-cell office:value-type="float" office:value="1554342759.93362" calcext:value-type="float">
            <text:p>1554342759.93362</text:p>
          </table:table-cell>
          <table:table-cell office:value-type="float" office:value="0.0294976234436035" calcext:value-type="float">
            <text:p>0.029497623443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997724636113" calcext:value-type="float">
            <text:p>2.35997724636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308076000839" calcext:value-type="float">
            <text:p>0.381308076000839</text:p>
          </table:table-cell>
          <table:table-cell office:value-type="float" office:value="20.73" calcext:value-type="float">
            <text:p>20.73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2759.96431" calcext:value-type="float">
            <text:p>1554342759.96431</text:p>
          </table:table-cell>
          <table:table-cell office:value-type="float" office:value="0.0306973457336426" calcext:value-type="float">
            <text:p>0.030697345733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43816398692" calcext:value-type="float">
            <text:p>2.36243816398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1671143538054" calcext:value-type="float">
            <text:p>0.080167114353806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2759.99484" calcext:value-type="float">
            <text:p>1554342759.99484</text:p>
          </table:table-cell>
          <table:table-cell office:value-type="float" office:value="0.0305311679840088" calcext:value-type="float">
            <text:p>0.030531167984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574134635888" calcext:value-type="float">
            <text:p>2.3557413463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19343643569321" calcext:value-type="float">
            <text:p>-0.219343643569321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42760.02639" calcext:value-type="float">
            <text:p>1554342760.02639</text:p>
          </table:table-cell>
          <table:table-cell office:value-type="float" office:value="0.0315530300140381" calcext:value-type="float">
            <text:p>0.03155303001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905361556286" calcext:value-type="float">
            <text:p>2.33905361556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8878868007034" calcext:value-type="float">
            <text:p>-0.528878868007034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2760.05749" calcext:value-type="float">
            <text:p>1554342760.05749</text:p>
          </table:table-cell>
          <table:table-cell office:value-type="float" office:value="0.0311119556427002" calcext:value-type="float">
            <text:p>0.0311119556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310353306088" calcext:value-type="float">
            <text:p>2.31310353306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4087152861923" calcext:value-type="float">
            <text:p>-0.834087152861923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2760.09317" calcext:value-type="float">
            <text:p>1554342760.09317</text:p>
          </table:table-cell>
          <table:table-cell office:value-type="float" office:value="0.0356757640838623" calcext:value-type="float">
            <text:p>0.035675764083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703300491623" calcext:value-type="float">
            <text:p>2.30703300491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0158321777573" calcext:value-type="float">
            <text:p>-0.170158321777573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342760.12192" calcext:value-type="float">
            <text:p>1554342760.12192</text:p>
          </table:table-cell>
          <table:table-cell office:value-type="float" office:value="0.0287551879882813" calcext:value-type="float">
            <text:p>0.028755187988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773435807757" calcext:value-type="float">
            <text:p>2.31773435807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2153823709758" calcext:value-type="float">
            <text:p>0.372153823709758</text:p>
          </table:table-cell>
          <table:table-cell office:value-type="float" office:value="19.9321875" calcext:value-type="float">
            <text:p>19.93218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0015625" calcext:value-type="float">
            <text:p>20.0015625</text:p>
          </table:table-cell>
        </table:table-row>
        <table:table-row table:style-name="ro1">
          <table:table-cell/>
          <table:table-cell office:value-type="float" office:value="1554342760.15079" calcext:value-type="float">
            <text:p>1554342760.15079</text:p>
          </table:table-cell>
          <table:table-cell office:value-type="float" office:value="0.0288763046264648" calcext:value-type="float">
            <text:p>0.028876304626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439602071941" calcext:value-type="float">
            <text:p>2.3443960207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305907273634" calcext:value-type="float">
            <text:p>0.923305907273634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2790625" calcext:value-type="float">
            <text:p>20.2790625</text:p>
          </table:table-cell>
        </table:table-row>
        <table:table-row table:style-name="ro1">
          <table:table-cell/>
          <table:table-cell office:value-type="float" office:value="1554342760.17987" calcext:value-type="float">
            <text:p>1554342760.17987</text:p>
          </table:table-cell>
          <table:table-cell office:value-type="float" office:value="0.0290813446044922" calcext:value-type="float">
            <text:p>0.029081344604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95043961891" calcext:value-type="float">
            <text:p>2.36295043961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8017916703566" calcext:value-type="float">
            <text:p>0.638017916703566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19.828125" calcext:value-type="float">
            <text:p>19.828125</text:p>
          </table:table-cell>
          <table:table-cell office:value-type="float" office:value="21.285" calcext:value-type="float">
            <text:p>21.285</text:p>
          </table:table-cell>
        </table:table-row>
        <table:table-row table:style-name="ro1">
          <table:table-cell/>
          <table:table-cell office:value-type="float" office:value="1554342760.20859" calcext:value-type="float">
            <text:p>1554342760.20859</text:p>
          </table:table-cell>
          <table:table-cell office:value-type="float" office:value="0.0287282466888428" calcext:value-type="float">
            <text:p>0.028728246688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318326345371" calcext:value-type="float">
            <text:p>2.37318326345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193816686018" calcext:value-type="float">
            <text:p>0.356193816686018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2760.23913" calcext:value-type="float">
            <text:p>1554342760.23913</text:p>
          </table:table-cell>
          <table:table-cell office:value-type="float" office:value="0.0305488109588623" calcext:value-type="float">
            <text:p>0.030548810958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490957618605" calcext:value-type="float">
            <text:p>2.37490957618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5099811795792" calcext:value-type="float">
            <text:p>0.056509981179579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42760.27204" calcext:value-type="float">
            <text:p>1554342760.27204</text:p>
          </table:table-cell>
          <table:table-cell office:value-type="float" office:value="0.0329263210296631" calcext:value-type="float">
            <text:p>0.032926321029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613480289941" calcext:value-type="float">
            <text:p>2.36613480289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6497228121416" calcext:value-type="float">
            <text:p>-0.266497228121416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2760.30539" calcext:value-type="float">
            <text:p>1554342760.30539</text:p>
          </table:table-cell>
          <table:table-cell office:value-type="float" office:value="0.0333547592163086" calcext:value-type="float">
            <text:p>0.033354759216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633183499268" calcext:value-type="float">
            <text:p>2.34633183499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3707416033403" calcext:value-type="float">
            <text:p>-0.593707416033403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342760.33959" calcext:value-type="float">
            <text:p>1554342760.33959</text:p>
          </table:table-cell>
          <table:table-cell office:value-type="float" office:value="0.0342018604278564" calcext:value-type="float">
            <text:p>0.034201860427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455052002603" calcext:value-type="float">
            <text:p>2.3145505200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9227666830675" calcext:value-type="float">
            <text:p>-0.9292276668306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2760.37509" calcext:value-type="float">
            <text:p>1554342760.37509</text:p>
          </table:table-cell>
          <table:table-cell office:value-type="float" office:value="0.0355081558227539" calcext:value-type="float">
            <text:p>0.035508155822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594566240615" calcext:value-type="float">
            <text:p>2.30594566240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2334681159844" calcext:value-type="float">
            <text:p>-0.242334681159844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2760.4084" calcext:value-type="float">
            <text:p>1554342760.4084</text:p>
          </table:table-cell>
          <table:table-cell office:value-type="float" office:value="0.033318042755127" calcext:value-type="float">
            <text:p>0.033318042755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965763249252" calcext:value-type="float">
            <text:p>2.3196576324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547886745464" calcext:value-type="float">
            <text:p>0.411547886745464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7646875" calcext:value-type="float">
            <text:p>20.7646875</text:p>
          </table:table-cell>
        </table:table-row>
        <table:table-row table:style-name="ro1">
          <table:table-cell/>
          <table:table-cell office:value-type="float" office:value="1554342760.43845" calcext:value-type="float">
            <text:p>1554342760.43845</text:p>
          </table:table-cell>
          <table:table-cell office:value-type="float" office:value="0.0300557613372803" calcext:value-type="float">
            <text:p>0.03005576133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999360539919" calcext:value-type="float">
            <text:p>2.34999360539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932305677586" calcext:value-type="float">
            <text:p>1.00932305677586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2096875" calcext:value-type="float">
            <text:p>20.2096875</text:p>
          </table:table-cell>
        </table:table-row>
        <table:table-row table:style-name="ro1">
          <table:table-cell/>
          <table:table-cell office:value-type="float" office:value="1554342760.46724" calcext:value-type="float">
            <text:p>1554342760.46724</text:p>
          </table:table-cell>
          <table:table-cell office:value-type="float" office:value="0.0287988185882568" calcext:value-type="float">
            <text:p>0.028798818588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092477815832" calcext:value-type="float">
            <text:p>2.37092477815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806646425061" calcext:value-type="float">
            <text:p>0.726806646425061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2096875" calcext:value-type="float">
            <text:p>20.2096875</text:p>
          </table:table-cell>
        </table:table-row>
        <table:table-row table:style-name="ro1">
          <table:table-cell/>
          <table:table-cell office:value-type="float" office:value="1554342760.49637" calcext:value-type="float">
            <text:p>1554342760.49637</text:p>
          </table:table-cell>
          <table:table-cell office:value-type="float" office:value="0.029132604598999" calcext:value-type="float">
            <text:p>0.0291326045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377271694497" calcext:value-type="float">
            <text:p>2.38377271694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1015795308881" calcext:value-type="float">
            <text:p>0.441015795308881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0015625" calcext:value-type="float">
            <text:p>20.00156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2760.52523" calcext:value-type="float">
            <text:p>1554342760.52523</text:p>
          </table:table-cell>
          <table:table-cell office:value-type="float" office:value="0.028867244720459" calcext:value-type="float">
            <text:p>0.028867244720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83287800416" calcext:value-type="float">
            <text:p>2.3883287800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828124601178" calcext:value-type="float">
            <text:p>0.157828124601178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2760.5545" calcext:value-type="float">
            <text:p>1554342760.5545</text:p>
          </table:table-cell>
          <table:table-cell office:value-type="float" office:value="0.0292680263519287" calcext:value-type="float">
            <text:p>0.029268026351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54468138578" calcext:value-type="float">
            <text:p>2.38454468138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9291213911242" calcext:value-type="float">
            <text:p>-0.129291213911242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1403125" calcext:value-type="float">
            <text:p>20.1403125</text:p>
          </table:table-cell>
        </table:table-row>
        <table:table-row table:style-name="ro1">
          <table:table-cell/>
          <table:table-cell office:value-type="float" office:value="1554342760.58309" calcext:value-type="float">
            <text:p>1554342760.58309</text:p>
          </table:table-cell>
          <table:table-cell office:value-type="float" office:value="0.0285971164703369" calcext:value-type="float">
            <text:p>0.028597116470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282475584216" calcext:value-type="float">
            <text:p>2.37282475584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9828926485247" calcext:value-type="float">
            <text:p>-0.409828926485247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60.61314" calcext:value-type="float">
            <text:p>1554342760.61314</text:p>
          </table:table-cell>
          <table:table-cell office:value-type="float" office:value="0.0300531387329102" calcext:value-type="float">
            <text:p>0.03005313873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164780509881" calcext:value-type="float">
            <text:p>2.35164780509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4650217455096" calcext:value-type="float">
            <text:p>-0.704650217455096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2760.64345" calcext:value-type="float">
            <text:p>1554342760.64345</text:p>
          </table:table-cell>
          <table:table-cell office:value-type="float" office:value="0.0303113460540772" calcext:value-type="float">
            <text:p>0.03031134605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127569927728" calcext:value-type="float">
            <text:p>2.32127569927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200452224559" calcext:value-type="float">
            <text:p>-1.00200452224559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2760.67334" calcext:value-type="float">
            <text:p>1554342760.67334</text:p>
          </table:table-cell>
          <table:table-cell office:value-type="float" office:value="0.0298957824707031" calcext:value-type="float">
            <text:p>0.029895782470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932246420936" calcext:value-type="float">
            <text:p>2.30932246420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9830145928827" calcext:value-type="float">
            <text:p>-0.399830145928827</text:p>
          </table:table-cell>
          <table:table-cell office:value-type="float" office:value="20.175" calcext:value-type="float">
            <text:p>20.17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60.70374" calcext:value-type="float">
            <text:p>1554342760.70374</text:p>
          </table:table-cell>
          <table:table-cell office:value-type="float" office:value="0.0304000377655029" calcext:value-type="float">
            <text:p>0.030400037765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602228276823" calcext:value-type="float">
            <text:p>2.31602228276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0388494598519" calcext:value-type="float">
            <text:p>0.220388494598519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0015625" calcext:value-type="float">
            <text:p>20.0015625</text:p>
          </table:table-cell>
        </table:table-row>
        <table:table-row table:style-name="ro1">
          <table:table-cell/>
          <table:table-cell office:value-type="float" office:value="1554342760.73273" calcext:value-type="float">
            <text:p>1554342760.73273</text:p>
          </table:table-cell>
          <table:table-cell office:value-type="float" office:value="0.0289933681488037" calcext:value-type="float">
            <text:p>0.028993368148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978078187817" calcext:value-type="float">
            <text:p>2.3397807818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9445984612585" calcext:value-type="float">
            <text:p>0.81944598461258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2760.76163" calcext:value-type="float">
            <text:p>1554342760.76163</text:p>
          </table:table-cell>
          <table:table-cell office:value-type="float" office:value="0.0289125442504883" calcext:value-type="float">
            <text:p>0.028912544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527252570966" calcext:value-type="float">
            <text:p>2.35527252570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5813925515295" calcext:value-type="float">
            <text:p>0.53581392551529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105625" calcext:value-type="float">
            <text:p>20.1056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2760.79099" calcext:value-type="float">
            <text:p>1554342760.79099</text:p>
          </table:table-cell>
          <table:table-cell office:value-type="float" office:value="0.0293571949005127" calcext:value-type="float">
            <text:p>0.029357194900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54782115671" calcext:value-type="float">
            <text:p>2.36254782115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819843541266" calcext:value-type="float">
            <text:p>0.247819843541266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342760.82023" calcext:value-type="float">
            <text:p>1554342760.82023</text:p>
          </table:table-cell>
          <table:table-cell office:value-type="float" office:value="0.0292482376098633" calcext:value-type="float">
            <text:p>0.029248237609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140405807884" calcext:value-type="float">
            <text:p>2.36140405807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91053674114932" calcext:value-type="float">
            <text:p>-0.039105367411493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03625" calcext:value-type="float">
            <text:p>20.03625</text:p>
          </table:table-cell>
        </table:table-row>
        <table:table-row table:style-name="ro1">
          <table:table-cell/>
          <table:table-cell office:value-type="float" office:value="1554342760.84867" calcext:value-type="float">
            <text:p>1554342760.84867</text:p>
          </table:table-cell>
          <table:table-cell office:value-type="float" office:value="0.0284423828125" calcext:value-type="float">
            <text:p>0.028442382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235582098498" calcext:value-type="float">
            <text:p>2.35235582098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8125142802118" calcext:value-type="float">
            <text:p>-0.318125142802118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42760.87723" calcext:value-type="float">
            <text:p>1554342760.87723</text:p>
          </table:table-cell>
          <table:table-cell office:value-type="float" office:value="0.0285625457763672" calcext:value-type="float">
            <text:p>0.028562545776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526617243284" calcext:value-type="float">
            <text:p>2.33526617243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832371686828" calcext:value-type="float">
            <text:p>-0.59832371686828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4584375" calcext:value-type="float">
            <text:p>21.4584375</text:p>
          </table:table-cell>
        </table:table-row>
        <table:table-row table:style-name="ro1">
          <table:table-cell/>
          <table:table-cell office:value-type="float" office:value="1554342760.90631" calcext:value-type="float">
            <text:p>1554342760.90631</text:p>
          </table:table-cell>
          <table:table-cell office:value-type="float" office:value="0.0290820598602295" calcext:value-type="float">
            <text:p>0.02908205986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956871980503" calcext:value-type="float">
            <text:p>2.30956871980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3618724097132" calcext:value-type="float">
            <text:p>-0.883618724097132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2760.93623" calcext:value-type="float">
            <text:p>1554342760.93623</text:p>
          </table:table-cell>
          <table:table-cell office:value-type="float" office:value="0.0299224853515625" calcext:value-type="float">
            <text:p>0.029922485351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186328972765" calcext:value-type="float">
            <text:p>2.30186328972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7513036997189" calcext:value-type="float">
            <text:p>-0.257513036997189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03625" calcext:value-type="float">
            <text:p>20.03625</text:p>
          </table:table-cell>
        </table:table-row>
        <table:table-row table:style-name="ro1">
          <table:table-cell/>
          <table:table-cell office:value-type="float" office:value="1554342760.96511" calcext:value-type="float">
            <text:p>1554342760.96511</text:p>
          </table:table-cell>
          <table:table-cell office:value-type="float" office:value="0.0288846492767334" calcext:value-type="float">
            <text:p>0.028884649276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210497296508" calcext:value-type="float">
            <text:p>2.31210497296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4571839848645" calcext:value-type="float">
            <text:p>0.35457183984864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2760.99511" calcext:value-type="float">
            <text:p>1554342760.99511</text:p>
          </table:table-cell>
          <table:table-cell office:value-type="float" office:value="0.0300061702728272" calcext:value-type="float">
            <text:p>0.030006170272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206819706504" calcext:value-type="float">
            <text:p>2.3420681970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8568755276718" calcext:value-type="float">
            <text:p>0.998568755276718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19.7240625" calcext:value-type="float">
            <text:p>19.7240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42761.02385" calcext:value-type="float">
            <text:p>1554342761.02385</text:p>
          </table:table-cell>
          <table:table-cell office:value-type="float" office:value="0.0287482738494873" calcext:value-type="float">
            <text:p>0.02874827384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6677206234" calcext:value-type="float">
            <text:p>2.3626677206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6548188813248" calcext:value-type="float">
            <text:p>0.716548188813248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61.0525" calcext:value-type="float">
            <text:p>1554342761.0525</text:p>
          </table:table-cell>
          <table:table-cell office:value-type="float" office:value="0.0286576747894287" calcext:value-type="float">
            <text:p>0.028657674789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514574218762" calcext:value-type="float">
            <text:p>2.37514574218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416399128952" calcext:value-type="float">
            <text:p>0.435416399128952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1.285" calcext:value-type="float">
            <text:p>21.285</text:p>
          </table:table-cell>
          <table:table-cell office:value-type="float" office:value="19.75875" calcext:value-type="float">
            <text:p>19.75875</text:p>
          </table:table-cell>
        </table:table-row>
        <table:table-row table:style-name="ro1">
          <table:table-cell/>
          <table:table-cell office:value-type="float" office:value="1554342761.08062" calcext:value-type="float">
            <text:p>1554342761.08062</text:p>
          </table:table-cell>
          <table:table-cell office:value-type="float" office:value="0.0281240940093994" calcext:value-type="float">
            <text:p>0.0281240940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963207057759" calcext:value-type="float">
            <text:p>2.37963207057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519036896744" calcext:value-type="float">
            <text:p>0.159519036896744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2761.10937" calcext:value-type="float">
            <text:p>1554342761.10937</text:p>
          </table:table-cell>
          <table:table-cell office:value-type="float" office:value="0.0287504196166992" calcext:value-type="float">
            <text:p>0.028750419616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610949500321" calcext:value-type="float">
            <text:p>2.3761094950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2522579543076" calcext:value-type="float">
            <text:p>-0.122522579543076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2761.14028" calcext:value-type="float">
            <text:p>1554342761.14028</text:p>
          </table:table-cell>
          <table:table-cell office:value-type="float" office:value="0.0309183597564697" calcext:value-type="float">
            <text:p>0.03091835975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9434776546" calcext:value-type="float">
            <text:p>2.3629434776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5831688754044" calcext:value-type="float">
            <text:p>-0.425831688754044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2761.1749" calcext:value-type="float">
            <text:p>1554342761.1749</text:p>
          </table:table-cell>
          <table:table-cell office:value-type="float" office:value="0.0346300601959229" calcext:value-type="float">
            <text:p>0.034630060195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643234575113" calcext:value-type="float">
            <text:p>2.33643234575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5552579276047" calcext:value-type="float">
            <text:p>-0.765552579276047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2761.20915" calcext:value-type="float">
            <text:p>1554342761.20915</text:p>
          </table:table-cell>
          <table:table-cell office:value-type="float" office:value="0.0342473983764648" calcext:value-type="float">
            <text:p>0.034247398376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574067778121" calcext:value-type="float">
            <text:p>2.33574067778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1962193541502" calcext:value-type="float">
            <text:p>-0.02019621935415</text:p>
          </table:table-cell>
          <table:table-cell office:value-type="float" office:value="20.73" calcext:value-type="float">
            <text:p>20.73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2761.24096" calcext:value-type="float">
            <text:p>1554342761.24096</text:p>
          </table:table-cell>
          <table:table-cell office:value-type="float" office:value="0.0318210124969482" calcext:value-type="float">
            <text:p>0.031821012496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74558766056" calcext:value-type="float">
            <text:p>2.3574558766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2416966665546" calcext:value-type="float">
            <text:p>0.682416966665546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2761.27497" calcext:value-type="float">
            <text:p>1554342761.27497</text:p>
          </table:table-cell>
          <table:table-cell office:value-type="float" office:value="0.034015417098999" calcext:value-type="float">
            <text:p>0.0340154170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658852038979" calcext:value-type="float">
            <text:p>2.4065885203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442279338175" calcext:value-type="float">
            <text:p>1.44442279338175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42761.30362" calcext:value-type="float">
            <text:p>1554342761.30362</text:p>
          </table:table-cell>
          <table:table-cell office:value-type="float" office:value="0.028648853302002" calcext:value-type="float">
            <text:p>0.02864885330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99179529394" calcext:value-type="float">
            <text:p>2.4399179529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337754248911" calcext:value-type="float">
            <text:p>1.16337754248911</text:p>
          </table:table-cell>
          <table:table-cell office:value-type="float" office:value="20.0015625" calcext:value-type="float">
            <text:p>20.001562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0015625" calcext:value-type="float">
            <text:p>20.0015625</text:p>
          </table:table-cell>
        </table:table-row>
        <table:table-row table:style-name="ro1">
          <table:table-cell/>
          <table:table-cell office:value-type="float" office:value="1554342761.3326" calcext:value-type="float">
            <text:p>1554342761.3326</text:p>
          </table:table-cell>
          <table:table-cell office:value-type="float" office:value="0.0289878845214844" calcext:value-type="float">
            <text:p>0.028987884521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539848882097" calcext:value-type="float">
            <text:p>2.4653984888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900639533335" calcext:value-type="float">
            <text:p>0.87900639533335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660625" calcext:value-type="float">
            <text:p>20.660625</text:p>
          </table:table-cell>
        </table:table-row>
        <table:table-row table:style-name="ro1">
          <table:table-cell/>
          <table:table-cell office:value-type="float" office:value="1554342761.36203" calcext:value-type="float">
            <text:p>1554342761.36203</text:p>
          </table:table-cell>
          <table:table-cell office:value-type="float" office:value="0.0294384956359863" calcext:value-type="float">
            <text:p>0.029438495635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27735232557" calcext:value-type="float">
            <text:p>2.4827735232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0214753144324" calcext:value-type="float">
            <text:p>0.590214753144324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19.8975" calcext:value-type="float">
            <text:p>19.897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2761.39155" calcext:value-type="float">
            <text:p>1554342761.39155</text:p>
          </table:table-cell>
          <table:table-cell office:value-type="float" office:value="0.0295305252075195" calcext:value-type="float">
            <text:p>0.0295305252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164804557558" calcext:value-type="float">
            <text:p>2.49164804557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0520300858557" calcext:value-type="float">
            <text:p>0.300520300858557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2761.42076" calcext:value-type="float">
            <text:p>1554342761.42076</text:p>
          </table:table-cell>
          <table:table-cell office:value-type="float" office:value="0.0292110443115234" calcext:value-type="float">
            <text:p>0.029211044311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205583047363" calcext:value-type="float">
            <text:p>2.49205583047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9599561625125" calcext:value-type="float">
            <text:p>0.013959956162513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2096875" calcext:value-type="float">
            <text:p>20.2096875</text:p>
          </table:table-cell>
        </table:table-row>
        <table:table-row table:style-name="ro1">
          <table:table-cell/>
          <table:table-cell office:value-type="float" office:value="1554342761.45016" calcext:value-type="float">
            <text:p>1554342761.45016</text:p>
          </table:table-cell>
          <table:table-cell office:value-type="float" office:value="0.0293962955474854" calcext:value-type="float">
            <text:p>0.029396295547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398896656812" calcext:value-type="float">
            <text:p>2.48398896656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4417703158319" calcext:value-type="float">
            <text:p>-0.274417703158319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175" calcext:value-type="float">
            <text:p>20.175</text:p>
          </table:table-cell>
        </table:table-row>
        <table:table-row table:style-name="ro1">
          <table:table-cell/>
          <table:table-cell office:value-type="float" office:value="1554342761.47991" calcext:value-type="float">
            <text:p>1554342761.47991</text:p>
          </table:table-cell>
          <table:table-cell office:value-type="float" office:value="0.0297608375549316" calcext:value-type="float">
            <text:p>0.029760837554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71332757784" calcext:value-type="float">
            <text:p>2.4671332757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6371519572198" calcext:value-type="float">
            <text:p>-0.566371519572198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2761.51006" calcext:value-type="float">
            <text:p>1554342761.51006</text:p>
          </table:table-cell>
          <table:table-cell office:value-type="float" office:value="0.030148983001709" calcext:value-type="float">
            <text:p>0.030148983001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114084132524" calcext:value-type="float">
            <text:p>2.44114084132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62133042818963" calcext:value-type="float">
            <text:p>-0.862133042818963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383125" calcext:value-type="float">
            <text:p>20.38312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2761.54058" calcext:value-type="float">
            <text:p>1554342761.54058</text:p>
          </table:table-cell>
          <table:table-cell office:value-type="float" office:value="0.0305261611938477" calcext:value-type="float">
            <text:p>0.030526161193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568181475555" calcext:value-type="float">
            <text:p>2.4056818147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159468413061" calcext:value-type="float">
            <text:p>-1.16159468413061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9034375" calcext:value-type="float">
            <text:p>20.9034375</text:p>
          </table:table-cell>
        </table:table-row>
        <table:table-row table:style-name="ro1">
          <table:table-cell/>
          <table:table-cell office:value-type="float" office:value="1554342761.57056" calcext:value-type="float">
            <text:p>1554342761.57056</text:p>
          </table:table-cell>
          <table:table-cell office:value-type="float" office:value="0.0299756526947022" calcext:value-type="float">
            <text:p>0.02997565269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127757589818" calcext:value-type="float">
            <text:p>2.39127757589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0531283307738" calcext:value-type="float">
            <text:p>-0.480531283307738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19.9321875" calcext:value-type="float">
            <text:p>19.9321875</text:p>
          </table:table-cell>
        </table:table-row>
        <table:table-row table:style-name="ro1">
          <table:table-cell/>
          <table:table-cell office:value-type="float" office:value="1554342761.5995" calcext:value-type="float">
            <text:p>1554342761.5995</text:p>
          </table:table-cell>
          <table:table-cell office:value-type="float" office:value="0.0289473533630371" calcext:value-type="float">
            <text:p>0.02894735336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665685618944" calcext:value-type="float">
            <text:p>2.39665685618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82977945523" calcext:value-type="float">
            <text:p>0.18582977945523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31375" calcext:value-type="float">
            <text:p>20.31375</text:p>
          </table:table-cell>
        </table:table-row>
        <table:table-row table:style-name="ro1">
          <table:table-cell/>
          <table:table-cell office:value-type="float" office:value="1554342761.62783" calcext:value-type="float">
            <text:p>1554342761.62783</text:p>
          </table:table-cell>
          <table:table-cell office:value-type="float" office:value="0.028334379196167" calcext:value-type="float">
            <text:p>0.028334379196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064114284589" calcext:value-type="float">
            <text:p>2.42064114284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6472989240262" calcext:value-type="float">
            <text:p>0.846472989240262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19.966875" calcext:value-type="float">
            <text:p>19.9668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42761.65655" calcext:value-type="float">
            <text:p>1554342761.65655</text:p>
          </table:table-cell>
          <table:table-cell office:value-type="float" office:value="0.0287246704101563" calcext:value-type="float">
            <text:p>0.02872467041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686150384233" calcext:value-type="float">
            <text:p>2.43686150384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683972516629" calcext:value-type="float">
            <text:p>0.564683972516629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2761.68567" calcext:value-type="float">
            <text:p>1554342761.68567</text:p>
          </table:table-cell>
          <table:table-cell office:value-type="float" office:value="0.029123067855835" calcext:value-type="float">
            <text:p>0.029123067855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498645176313" calcext:value-type="float">
            <text:p>2.44498645176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986676850888" calcext:value-type="float">
            <text:p>0.278986676850888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19.8975" calcext:value-type="float">
            <text:p>19.8975</text:p>
          </table:table-cell>
        </table:table-row>
        <table:table-row table:style-name="ro1">
          <table:table-cell/>
          <table:table-cell office:value-type="float" office:value="1554342761.71478" calcext:value-type="float">
            <text:p>1554342761.71478</text:p>
          </table:table-cell>
          <table:table-cell office:value-type="float" office:value="0.0291075706481934" calcext:value-type="float">
            <text:p>0.029107570648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479554710619" calcext:value-type="float">
            <text:p>2.44479554710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55859120788882" calcext:value-type="float">
            <text:p>-0.006558591207889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86875" calcext:value-type="float">
            <text:p>20.86875</text:p>
          </table:table-cell>
        </table:table-row>
        <table:table-row table:style-name="ro1">
          <table:table-cell/>
          <table:table-cell office:value-type="float" office:value="1554342761.74303" calcext:value-type="float">
            <text:p>1554342761.74303</text:p>
          </table:table-cell>
          <table:table-cell office:value-type="float" office:value="0.0282554626464844" calcext:value-type="float">
            <text:p>0.02825546264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677820990581" calcext:value-type="float">
            <text:p>2.4367782099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837446797699" calcext:value-type="float">
            <text:p>-0.2837446797699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215625" calcext:value-type="float">
            <text:p>21.215625</text:p>
          </table:table-cell>
        </table:table-row>
        <table:table-row table:style-name="ro1">
          <table:table-cell/>
          <table:table-cell office:value-type="float" office:value="1554342761.77158" calcext:value-type="float">
            <text:p>1554342761.77158</text:p>
          </table:table-cell>
          <table:table-cell office:value-type="float" office:value="0.0285549163818359" calcext:value-type="float">
            <text:p>0.028554916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067699462288" calcext:value-type="float">
            <text:p>2.42067699462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3868409475711" calcext:value-type="float">
            <text:p>-0.563868409475711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2761.80157" calcext:value-type="float">
            <text:p>1554342761.80157</text:p>
          </table:table-cell>
          <table:table-cell office:value-type="float" office:value="0.0299897193908691" calcext:value-type="float">
            <text:p>0.029989719390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494378937903" calcext:value-type="float">
            <text:p>2.39494378937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8067556700137" calcext:value-type="float">
            <text:p>-0.858067556700137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4178125" calcext:value-type="float">
            <text:p>20.4178125</text:p>
          </table:table-cell>
        </table:table-row>
        <table:table-row table:style-name="ro1">
          <table:table-cell/>
          <table:table-cell office:value-type="float" office:value="1554342761.83126" calcext:value-type="float">
            <text:p>1554342761.83126</text:p>
          </table:table-cell>
          <table:table-cell office:value-type="float" office:value="0.0297009944915772" calcext:value-type="float">
            <text:p>0.02970099449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080444719021" calcext:value-type="float">
            <text:p>2.36080444719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943431266251" calcext:value-type="float">
            <text:p>-1.14943431266251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42761.86195" calcext:value-type="float">
            <text:p>1554342761.86195</text:p>
          </table:table-cell>
          <table:table-cell office:value-type="float" office:value="0.0306894779205322" calcext:value-type="float">
            <text:p>0.030689477920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778172632576" calcext:value-type="float">
            <text:p>2.34778172632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4338299210452" calcext:value-type="float">
            <text:p>-0.424338299210452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03625" calcext:value-type="float">
            <text:p>20.036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2761.89134" calcext:value-type="float">
            <text:p>1554342761.89134</text:p>
          </table:table-cell>
          <table:table-cell office:value-type="float" office:value="0.0293998718261719" calcext:value-type="float">
            <text:p>0.029399871826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60069272458" calcext:value-type="float">
            <text:p>2.3560069272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769958477364" calcext:value-type="float">
            <text:p>0.279769958477364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9728125" calcext:value-type="float">
            <text:p>20.9728125</text:p>
          </table:table-cell>
        </table:table-row>
        <table:table-row table:style-name="ro1">
          <table:table-cell/>
          <table:table-cell office:value-type="float" office:value="1554342761.92114" calcext:value-type="float">
            <text:p>1554342761.92114</text:p>
          </table:table-cell>
          <table:table-cell office:value-type="float" office:value="0.0297958850860596" calcext:value-type="float">
            <text:p>0.02979588508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589257994341" calcext:value-type="float">
            <text:p>2.38589257994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301275197187" calcext:value-type="float">
            <text:p>1.00301275197187</text:p>
          </table:table-cell>
          <table:table-cell office:value-type="float" office:value="20.0709375" calcext:value-type="float">
            <text:p>20.070937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2096875" calcext:value-type="float">
            <text:p>20.2096875</text:p>
          </table:table-cell>
        </table:table-row>
        <table:table-row table:style-name="ro1">
          <table:table-cell/>
          <table:table-cell office:value-type="float" office:value="1554342761.95267" calcext:value-type="float">
            <text:p>1554342761.95267</text:p>
          </table:table-cell>
          <table:table-cell office:value-type="float" office:value="0.0315461158752441" calcext:value-type="float">
            <text:p>0.031546115875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777124208441" calcext:value-type="float">
            <text:p>2.40777124208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3545355235721" calcext:value-type="float">
            <text:p>0.693545355235721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2761.98503" calcext:value-type="float">
            <text:p>1554342761.98503</text:p>
          </table:table-cell>
          <table:table-cell office:value-type="float" office:value="0.0323662757873535" calcext:value-type="float">
            <text:p>0.03236627578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994200364317" calcext:value-type="float">
            <text:p>2.41994200364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6032189761783" calcext:value-type="float">
            <text:p>0.376032189761783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2762.01694" calcext:value-type="float">
            <text:p>1554342762.01694</text:p>
          </table:table-cell>
          <table:table-cell office:value-type="float" office:value="0.0319180488586426" calcext:value-type="float">
            <text:p>0.031918048858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195016376914" calcext:value-type="float">
            <text:p>2.42195016376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9161304584996" calcext:value-type="float">
            <text:p>0.062916130458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342762.04866" calcext:value-type="float">
            <text:p>1554342762.04866</text:p>
          </table:table-cell>
          <table:table-cell office:value-type="float" office:value="0.0317301750183106" calcext:value-type="float">
            <text:p>0.031730175018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406975629441" calcext:value-type="float">
            <text:p>2.41406975629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8356886471127" calcext:value-type="float">
            <text:p>-0.248356886471127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521875" calcext:value-type="float">
            <text:p>20.521875</text:p>
          </table:table-cell>
        </table:table-row>
        <table:table-row table:style-name="ro1">
          <table:table-cell/>
          <table:table-cell office:value-type="float" office:value="1554342762.08141" calcext:value-type="float">
            <text:p>1554342762.08141</text:p>
          </table:table-cell>
          <table:table-cell office:value-type="float" office:value="0.0327577590942383" calcext:value-type="float">
            <text:p>0.032757759094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540731687759" calcext:value-type="float">
            <text:p>2.39540731687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9710503185604" calcext:value-type="float">
            <text:p>-0.569710503185604</text:p>
          </table:table-cell>
          <table:table-cell office:value-type="float" office:value="20.73" calcext:value-type="float">
            <text:p>20.73</text:p>
          </table:table-cell>
          <table:table-cell office:value-type="float" office:value="20.521875" calcext:value-type="float">
            <text:p>20.521875</text:p>
          </table:table-cell>
          <table:table-cell office:value-type="float" office:value="20.59125" calcext:value-type="float">
            <text:p>20.59125</text:p>
          </table:table-cell>
        </table:table-row>
        <table:table-row table:style-name="ro1">
          <table:table-cell/>
          <table:table-cell office:value-type="float" office:value="1554342762.1152" calcext:value-type="float">
            <text:p>1554342762.1152</text:p>
          </table:table-cell>
          <table:table-cell office:value-type="float" office:value="0.0337898731231689" calcext:value-type="float">
            <text:p>0.033789873123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49562495511" calcext:value-type="float">
            <text:p>2.3649562495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1189158523892" calcext:value-type="float">
            <text:p>-0.901189158523892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2762.14817" calcext:value-type="float">
            <text:p>1554342762.14817</text:p>
          </table:table-cell>
          <table:table-cell office:value-type="float" office:value="0.032975435256958" calcext:value-type="float">
            <text:p>0.03297543525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201433747203" calcext:value-type="float">
            <text:p>2.36201433747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9215261486016" calcext:value-type="float">
            <text:p>-0.089215261486016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6953125" calcext:value-type="float">
            <text:p>20.6953125</text:p>
          </table:table-cell>
        </table:table-row>
        <table:table-row table:style-name="ro1">
          <table:table-cell/>
          <table:table-cell office:value-type="float" office:value="1554342762.17661" calcext:value-type="float">
            <text:p>1554342762.17661</text:p>
          </table:table-cell>
          <table:table-cell office:value-type="float" office:value="0.028444766998291" calcext:value-type="float">
            <text:p>0.028444766998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7968265173606" calcext:value-type="float">
            <text:p>2.37968265173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1144629699145" calcext:value-type="float">
            <text:p>0.621144629699145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19.9321875" calcext:value-type="float">
            <text:p>19.9321875</text:p>
          </table:table-cell>
          <table:table-cell office:value-type="float" office:value="21.1809375" calcext:value-type="float">
            <text:p>21.1809375</text:p>
          </table:table-cell>
        </table:table-row>
        <table:table-row table:style-name="ro1">
          <table:table-cell/>
          <table:table-cell office:value-type="float" office:value="1554342762.2059" calcext:value-type="float">
            <text:p>1554342762.2059</text:p>
          </table:table-cell>
          <table:table-cell office:value-type="float" office:value="0.0292878150939941" calcext:value-type="float">
            <text:p>0.029287815093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958378192263" calcext:value-type="float">
            <text:p>2.41958378192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237988591867" calcext:value-type="float">
            <text:p>1.36237988591867</text:p>
          </table:table-cell>
          <table:table-cell office:value-type="float" office:value="20.0709375" calcext:value-type="float">
            <text:p>20.070937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2762.23516" calcext:value-type="float">
            <text:p>1554342762.23516</text:p>
          </table:table-cell>
          <table:table-cell office:value-type="float" office:value="0.0292732715606689" calcext:value-type="float">
            <text:p>0.029273271560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105866965457" calcext:value-type="float">
            <text:p>2.45105866965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52090919085" calcext:value-type="float">
            <text:p>1.0752090919085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19.8628125" calcext:value-type="float">
            <text:p>19.8628125</text:p>
          </table:table-cell>
        </table:table-row>
        <table:table-row table:style-name="ro1">
          <table:table-cell/>
          <table:table-cell office:value-type="float" office:value="1554342762.26433" calcext:value-type="float">
            <text:p>1554342762.26433</text:p>
          </table:table-cell>
          <table:table-cell office:value-type="float" office:value="0.0291671752929688" calcext:value-type="float">
            <text:p>0.02916717529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407387815092" calcext:value-type="float">
            <text:p>2.47407387815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079102284482" calcext:value-type="float">
            <text:p>0.789079102284482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42762.2926" calcext:value-type="float">
            <text:p>1554342762.2926</text:p>
          </table:table-cell>
          <table:table-cell office:value-type="float" office:value="0.0282721519470215" calcext:value-type="float">
            <text:p>0.028272151947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854156644115" calcext:value-type="float">
            <text:p>2.48854156644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1729291684201" calcext:value-type="float">
            <text:p>0.511729291684201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2762.32113" calcext:value-type="float">
            <text:p>1554342762.32113</text:p>
          </table:table-cell>
          <table:table-cell office:value-type="float" office:value="0.0285396575927734" calcext:value-type="float">
            <text:p>0.02853965759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515578194143" calcext:value-type="float">
            <text:p>2.49515578194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1755250699093" calcext:value-type="float">
            <text:p>0.231755250699093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175" calcext:value-type="float">
            <text:p>20.175</text:p>
          </table:table-cell>
        </table:table-row>
        <table:table-row table:style-name="ro1">
          <table:table-cell/>
          <table:table-cell office:value-type="float" office:value="1554342762.35036" calcext:value-type="float">
            <text:p>1554342762.35036</text:p>
          </table:table-cell>
          <table:table-cell office:value-type="float" office:value="0.0292356014251709" calcext:value-type="float">
            <text:p>0.029235601425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354647904638" calcext:value-type="float">
            <text:p>2.49354647904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50459992818331" calcext:value-type="float">
            <text:p>-0.055045999281833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3484375" calcext:value-type="float">
            <text:p>20.3484375</text:p>
          </table:table-cell>
        </table:table-row>
        <table:table-row table:style-name="ro1">
          <table:table-cell/>
          <table:table-cell office:value-type="float" office:value="1554342762.38014" calcext:value-type="float">
            <text:p>1554342762.38014</text:p>
          </table:table-cell>
          <table:table-cell office:value-type="float" office:value="0.0297789573669434" calcext:value-type="float">
            <text:p>0.029778957366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320789295928" calcext:value-type="float">
            <text:p>2.4832078929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47177571051547" calcext:value-type="float">
            <text:p>-0.347177571051547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2503125" calcext:value-type="float">
            <text:p>21.2503125</text:p>
          </table:table-cell>
        </table:table-row>
        <table:table-row table:style-name="ro1">
          <table:table-cell/>
          <table:table-cell office:value-type="float" office:value="1554342762.41052" calcext:value-type="float">
            <text:p>1554342762.41052</text:p>
          </table:table-cell>
          <table:table-cell office:value-type="float" office:value="0.030379056930542" calcext:value-type="float">
            <text:p>0.030379056930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636074433124" calcext:value-type="float">
            <text:p>2.463607443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5196119540164" calcext:value-type="float">
            <text:p>-0.645196119540164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2762.44219" calcext:value-type="float">
            <text:p>1554342762.44219</text:p>
          </table:table-cell>
          <table:table-cell office:value-type="float" office:value="0.0316832065582275" calcext:value-type="float">
            <text:p>0.031683206558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331803246811" calcext:value-type="float">
            <text:p>2.43331803246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6008375876377" calcext:value-type="float">
            <text:p>-0.956008375876377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7646875" calcext:value-type="float">
            <text:p>20.7646875</text:p>
          </table:table-cell>
          <table:table-cell office:value-type="float" office:value="20.8340625" calcext:value-type="float">
            <text:p>20.8340625</text:p>
          </table:table-cell>
        </table:table-row>
        <table:table-row table:style-name="ro1">
          <table:table-cell/>
          <table:table-cell office:value-type="float" office:value="1554342762.47192" calcext:value-type="float">
            <text:p>1554342762.47192</text:p>
          </table:table-cell>
          <table:table-cell office:value-type="float" office:value="0.0297274589538574" calcext:value-type="float">
            <text:p>0.029727458953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622902170118" calcext:value-type="float">
            <text:p>2.3962290217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4763474821372" calcext:value-type="float">
            <text:p>-1.24763474821372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5565625" calcext:value-type="float">
            <text:p>20.5565625</text:p>
          </table:table-cell>
        </table:table-row>
        <table:table-row table:style-name="ro1">
          <table:table-cell/>
          <table:table-cell office:value-type="float" office:value="1554342762.50372" calcext:value-type="float">
            <text:p>1554342762.50372</text:p>
          </table:table-cell>
          <table:table-cell office:value-type="float" office:value="0.0318026542663574" calcext:value-type="float">
            <text:p>0.03180265426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662900464469" calcext:value-type="float">
            <text:p>2.34662900464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5961878656668" calcext:value-type="float">
            <text:p>-1.55961878656668</text:p>
          </table:table-cell>
          <table:table-cell office:value-type="float" office:value="20.59125" calcext:value-type="float">
            <text:p>20.59125</text:p>
          </table:table-cell>
          <table:table-cell office:value-type="float" office:value="21.1115625" calcext:value-type="float">
            <text:p>21.11156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2762.53381" calcext:value-type="float">
            <text:p>1554342762.53381</text:p>
          </table:table-cell>
          <table:table-cell office:value-type="float" office:value="0.0300998687744141" calcext:value-type="float">
            <text:p>0.030099868774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07968032276" calcext:value-type="float">
            <text:p>2.290796803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5489849924369" calcext:value-type="float">
            <text:p>-1.85489849924369</text:p>
          </table:table-cell>
          <table:table-cell office:value-type="float" office:value="20.9034375" calcext:value-type="float">
            <text:p>20.903437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2762.56375" calcext:value-type="float">
            <text:p>1554342762.56375</text:p>
          </table:table-cell>
          <table:table-cell office:value-type="float" office:value="0.0299444198608398" calcext:value-type="float">
            <text:p>0.02994441986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645662793233" calcext:value-type="float">
            <text:p>2.22645662793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4865325807853" calcext:value-type="float">
            <text:p>-2.14865325807853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42762.59438" calcext:value-type="float">
            <text:p>1554342762.59438</text:p>
          </table:table-cell>
          <table:table-cell office:value-type="float" office:value="0.0306270122528076" calcext:value-type="float">
            <text:p>0.030627012252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14478821119" calcext:value-type="float">
            <text:p>2.1514478821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4910424827857" calcext:value-type="float">
            <text:p>-2.44910424827857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3484375" calcext:value-type="float">
            <text:p>20.3484375</text:p>
          </table:table-cell>
          <table:table-cell office:value-type="float" office:value="21.076875" calcext:value-type="float">
            <text:p>21.076875</text:p>
          </table:table-cell>
        </table:table-row>
        <table:table-row table:style-name="ro1">
          <table:table-cell/>
          <table:table-cell office:value-type="float" office:value="1554342762.62426" calcext:value-type="float">
            <text:p>1554342762.62426</text:p>
          </table:table-cell>
          <table:table-cell office:value-type="float" office:value="0.0298843383789063" calcext:value-type="float">
            <text:p>0.02988433837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6949696922694" calcext:value-type="float">
            <text:p>2.06949696922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4226960777564" calcext:value-type="float">
            <text:p>-2.74226960777564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1.0075" calcext:value-type="float">
            <text:p>21.0075</text:p>
          </table:table-cell>
        </table:table-row>
        <table:table-row table:style-name="ro1">
          <table:table-cell/>
          <table:table-cell office:value-type="float" office:value="1554342762.65513" calcext:value-type="float">
            <text:p>1554342762.65513</text:p>
          </table:table-cell>
          <table:table-cell office:value-type="float" office:value="0.0308730602264404" calcext:value-type="float">
            <text:p>0.03087306022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48435370256" calcext:value-type="float">
            <text:p>1.9754843537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4513432859702" calcext:value-type="float">
            <text:p>-3.04513432859702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2762.68509" calcext:value-type="float">
            <text:p>1554342762.68509</text:p>
          </table:table-cell>
          <table:table-cell office:value-type="float" office:value="0.0299632549285889" calcext:value-type="float">
            <text:p>0.02996325492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543483242658" calcext:value-type="float">
            <text:p>1.87543483242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3907385944648" calcext:value-type="float">
            <text:p>-3.33907385944648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244375" calcext:value-type="float">
            <text:p>20.244375</text:p>
          </table:table-cell>
        </table:table-row>
        <table:table-row table:style-name="ro1">
          <table:table-cell/>
          <table:table-cell office:value-type="float" office:value="1554342762.71554" calcext:value-type="float">
            <text:p>1554342762.71554</text:p>
          </table:table-cell>
          <table:table-cell office:value-type="float" office:value="0.0304543972015381" calcext:value-type="float">
            <text:p>0.030454397201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464686709533" calcext:value-type="float">
            <text:p>1.76464686709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3783149599356" calcext:value-type="float">
            <text:p>-3.63783149599356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73" calcext:value-type="float">
            <text:p>20.73</text:p>
          </table:table-cell>
        </table:table-row>
        <table:table-row table:style-name="ro1">
          <table:table-cell/>
          <table:table-cell office:value-type="float" office:value="1554342762.7456" calcext:value-type="float">
            <text:p>1554342762.7456</text:p>
          </table:table-cell>
          <table:table-cell office:value-type="float" office:value="0.0300633907318115" calcext:value-type="float">
            <text:p>0.030063390731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641496620968" calcext:value-type="float">
            <text:p>1.6464149662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3275335907264" calcext:value-type="float">
            <text:p>-3.93275335907264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1403125" calcext:value-type="float">
            <text:p>20.1403125</text:p>
          </table:table-cell>
          <table:table-cell office:value-type="float" office:value="21.14625" calcext:value-type="float">
            <text:p>21.14625</text:p>
          </table:table-cell>
        </table:table-row>
        <table:table-row table:style-name="ro1">
          <table:table-cell/>
          <table:table-cell office:value-type="float" office:value="1554342762.77613" calcext:value-type="float">
            <text:p>1554342762.77613</text:p>
          </table:table-cell>
          <table:table-cell office:value-type="float" office:value="0.0305309295654297" calcext:value-type="float">
            <text:p>0.0305309295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720007995976" calcext:value-type="float">
            <text:p>1.51720007995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322617781095" calcext:value-type="float">
            <text:p>-4.232261778109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4178125" calcext:value-type="float">
            <text:p>20.41781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42762.80647" calcext:value-type="float">
            <text:p>1554342762.80647</text:p>
          </table:table-cell>
          <table:table-cell office:value-type="float" office:value="0.0303459167480469" calcext:value-type="float">
            <text:p>0.03034591674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23996208894" calcext:value-type="float">
            <text:p>1.4123996208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5352753520333" calcext:value-type="float">
            <text:p>-3.45352753520333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799375" calcext:value-type="float">
            <text:p>20.7993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2762.83645" calcext:value-type="float">
            <text:p>1554342762.83645</text:p>
          </table:table-cell>
          <table:table-cell office:value-type="float" office:value="0.0299892425537109" calcext:value-type="float">
            <text:p>0.02998924255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223809033245" calcext:value-type="float">
            <text:p>1.33223809033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7300951043948" calcext:value-type="float">
            <text:p>-2.67300951043948</text:p>
          </table:table-cell>
          <table:table-cell office:value-type="float" office:value="20.244375" calcext:value-type="float">
            <text:p>20.244375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20.244375" calcext:value-type="float">
            <text:p>20.244375</text:p>
          </table:table-cell>
        </table:table-row>
        <table:table-row table:style-name="ro1">
          <table:table-cell/>
          <table:table-cell office:value-type="float" office:value="1554342762.86603" calcext:value-type="float">
            <text:p>1554342762.86603</text:p>
          </table:table-cell>
          <table:table-cell office:value-type="float" office:value="0.0295841693878174" calcext:value-type="float">
            <text:p>0.029584169387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626006344658" calcext:value-type="float">
            <text:p>1.27626006344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9216151895468" calcext:value-type="float">
            <text:p>-1.89216151895468</text:p>
          </table:table-cell>
          <table:table-cell office:value-type="float" office:value="20.660625" calcext:value-type="float">
            <text:p>20.660625</text:p>
          </table:table-cell>
          <table:table-cell office:value-type="float" office:value="20.5565625" calcext:value-type="float">
            <text:p>20.5565625</text:p>
          </table:table-cell>
          <table:table-cell office:value-type="float" office:value="20.4525" calcext:value-type="float">
            <text:p>20.4525</text:p>
          </table:table-cell>
        </table:table-row>
        <table:table-row table:style-name="ro1">
          <table:table-cell/>
          <table:table-cell office:value-type="float" office:value="1554342762.89521" calcext:value-type="float">
            <text:p>1554342762.89521</text:p>
          </table:table-cell>
          <table:table-cell office:value-type="float" office:value="0.0291845798492432" calcext:value-type="float">
            <text:p>0.029184579849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6825580424" calcext:value-type="float">
            <text:p>1.2126825580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7846224727576" calcext:value-type="float">
            <text:p>-2.17846224727576</text:p>
          </table:table-cell>
          <table:table-cell office:value-type="float" office:value="21.0421875" calcext:value-type="float">
            <text:p>21.0421875</text:p>
          </table:table-cell>
          <table:table-cell office:value-type="float" office:value="19.8975" calcext:value-type="float">
            <text:p>19.897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342762.92362" calcext:value-type="float">
            <text:p>1554342762.92362</text:p>
          </table:table-cell>
          <table:table-cell office:value-type="float" office:value="0.0284078121185303" calcext:value-type="float">
            <text:p>0.02840781211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288050464084" calcext:value-type="float">
            <text:p>1.1428805046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5714288415854" calcext:value-type="float">
            <text:p>-2.45714288415854</text:p>
          </table:table-cell>
          <table:table-cell office:value-type="float" office:value="20.4525" calcext:value-type="float">
            <text:p>20.4525</text:p>
          </table:table-cell>
          <table:table-cell office:value-type="float" office:value="20.6953125" calcext:value-type="float">
            <text:p>20.695312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2762.95201" calcext:value-type="float">
            <text:p>1554342762.95201</text:p>
          </table:table-cell>
          <table:table-cell office:value-type="float" office:value="0.0283992290496826" calcext:value-type="float">
            <text:p>0.028399229049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518761703968" calcext:value-type="float">
            <text:p>1.06518761703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3573932113592" calcext:value-type="float">
            <text:p>-2.73573932113592</text:p>
          </table:table-cell>
          <table:table-cell office:value-type="float" office:value="20.175" calcext:value-type="float">
            <text:p>20.175</text:p>
          </table:table-cell>
          <table:table-cell office:value-type="float" office:value="21.215625" calcext:value-type="float">
            <text:p>21.215625</text:p>
          </table:table-cell>
          <table:table-cell office:value-type="float" office:value="20.244375" calcext:value-type="float">
            <text:p>20.244375</text:p>
          </table:table-cell>
        </table:table-row>
        <table:table-row table:style-name="ro1">
          <table:table-cell/>
          <table:table-cell office:value-type="float" office:value="1554342762.98068" calcext:value-type="float">
            <text:p>1554342762.98068</text:p>
          </table:table-cell>
          <table:table-cell office:value-type="float" office:value="0.0286755561828613" calcext:value-type="float">
            <text:p>0.028675556182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8672129840077" calcext:value-type="float">
            <text:p>0.978672129840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704652728979" calcext:value-type="float">
            <text:p>-3.01704652728979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0.938125" calcext:value-type="float">
            <text:p>20.938125</text:p>
          </table:table-cell>
        </table:table-row>
        <table:table-row table:style-name="ro1">
          <table:table-cell/>
          <table:table-cell office:value-type="float" office:value="1554342763.01026" calcext:value-type="float">
            <text:p>1554342763.01026</text:p>
          </table:table-cell>
          <table:table-cell office:value-type="float" office:value="0.0295870304107666" calcext:value-type="float">
            <text:p>0.02958703041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2838045174492" calcext:value-type="float">
            <text:p>0.912838045174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2509943551578" calcext:value-type="float">
            <text:p>-2.22509943551578</text:p>
          </table:table-cell>
          <table:table-cell office:value-type="float" office:value="21.0075" calcext:value-type="float">
            <text:p>21.0075</text:p>
          </table:table-cell>
          <table:table-cell office:value-type="float" office:value="20.0015625" calcext:value-type="float">
            <text:p>20.0015625</text:p>
          </table:table-cell>
          <table:table-cell office:value-type="float" office:value="21.1115625" calcext:value-type="float">
            <text:p>21.1115625</text:p>
          </table:table-cell>
        </table:table-row>
        <table:table-row table:style-name="ro1">
          <table:table-cell/>
          <table:table-cell office:value-type="float" office:value="1554342763.03948" calcext:value-type="float">
            <text:p>1554342763.03948</text:p>
          </table:table-cell>
          <table:table-cell office:value-type="float" office:value="0.029224157333374" calcext:value-type="float">
            <text:p>0.029224157333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994341609475" calcext:value-type="float">
            <text:p>0.87099434160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318189943917" calcext:value-type="float">
            <text:p>-1.4318189943917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86875" calcext:value-type="float">
            <text:p>20.86875</text:p>
          </table:table-cell>
          <table:table-cell office:value-type="float" office:value="20.4871875" calcext:value-type="float">
            <text:p>20.4871875</text:p>
          </table:table-cell>
        </table:table-row>
        <table:table-row table:style-name="ro1">
          <table:table-cell/>
          <table:table-cell office:value-type="float" office:value="1554342763.06897" calcext:value-type="float">
            <text:p>1554342763.06897</text:p>
          </table:table-cell>
          <table:table-cell office:value-type="float" office:value="0.0294942855834961" calcext:value-type="float">
            <text:p>0.029494285583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271252907449" calcext:value-type="float">
            <text:p>0.85271252907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9842527910389" calcext:value-type="float">
            <text:p>-0.619842527910389</text:p>
          </table:table-cell>
          <table:table-cell office:value-type="float" office:value="20.31375" calcext:value-type="float">
            <text:p>20.31375</text:p>
          </table:table-cell>
          <table:table-cell office:value-type="float" office:value="20.938125" calcext:value-type="float">
            <text:p>20.938125</text:p>
          </table:table-cell>
          <table:table-cell office:value-type="float" office:value="20.03625" calcext:value-type="float">
            <text:p>20.03625</text:p>
          </table:table-cell>
        </table:table-row>
        <table:table-row table:style-name="ro1">
          <table:table-cell/>
          <table:table-cell office:value-type="float" office:value="1554342763.09812" calcext:value-type="float">
            <text:p>1554342763.09812</text:p>
          </table:table-cell>
          <table:table-cell office:value-type="float" office:value="0.0291645526885986" calcext:value-type="float">
            <text:p>0.029164552688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290996190723" calcext:value-type="float">
            <text:p>0.826290996190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05946789785542" calcext:value-type="float">
            <text:p>-0.905946789785542</text:p>
          </table:table-cell>
          <table:table-cell office:value-type="float" office:value="20.9728125" calcext:value-type="float">
            <text:p>20.9728125</text:p>
          </table:table-cell>
          <table:table-cell office:value-type="float" office:value="20.4871875" calcext:value-type="float">
            <text:p>20.4871875</text:p>
          </table:table-cell>
          <table:table-cell office:value-type="float" office:value="20.6259375" calcext:value-type="float">
            <text:p>20.6259375</text:p>
          </table:table-cell>
        </table:table-row>
        <table:table-row table:style-name="ro1">
          <table:table-cell/>
          <table:table-cell office:value-type="float" office:value="1554342763.12694" calcext:value-type="float">
            <text:p>1554342763.12694</text:p>
          </table:table-cell>
          <table:table-cell office:value-type="float" office:value="0.0288283824920654" calcext:value-type="float">
            <text:p>0.02882838249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2021163617289" calcext:value-type="float">
            <text:p>0.792021163617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87532220327" calcext:value-type="float">
            <text:p>-1.1887532220327</text:p>
          </table:table-cell>
          <table:table-cell office:value-type="float" office:value="21.1809375" calcext:value-type="float">
            <text:p>21.1809375</text:p>
          </table:table-cell>
          <table:table-cell office:value-type="float" office:value="19.8628125" calcext:value-type="float">
            <text:p>19.8628125</text:p>
          </table:table-cell>
          <table:table-cell office:value-type="float" office:value="21.354375" calcext:value-type="float">
            <text:p>21.354375</text:p>
          </table:table-cell>
        </table:table-row>
        <table:table-row table:style-name="ro1">
          <table:table-cell/>
          <table:table-cell office:value-type="float" office:value="1554342763.15508" calcext:value-type="float">
            <text:p>1554342763.15508</text:p>
          </table:table-cell>
          <table:table-cell office:value-type="float" office:value="0.0281388759613037" calcext:value-type="float">
            <text:p>0.028138875961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0803462054923" calcext:value-type="float">
            <text:p>0.75080346205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6479559521309" calcext:value-type="float">
            <text:p>-1.46479559521309</text:p>
          </table:table-cell>
          <table:table-cell office:value-type="float" office:value="20.2790625" calcext:value-type="float">
            <text:p>20.2790625</text:p>
          </table:table-cell>
          <table:table-cell office:value-type="float" office:value="20.8340625" calcext:value-type="float">
            <text:p>20.8340625</text:p>
          </table:table-cell>
          <table:table-cell office:value-type="float" office:value="20.383125" calcext:value-type="float">
            <text:p>20.383125</text:p>
          </table:table-cell>
        </table:table-row>
        <table:table-row table:style-name="ro1">
          <table:table-cell/>
          <table:table-cell office:value-type="float" office:value="1554342763.18367" calcext:value-type="float">
            <text:p>1554342763.18367</text:p>
          </table:table-cell>
          <table:table-cell office:value-type="float" office:value="0.0285964012145996" calcext:value-type="float">
            <text:p>0.0285964012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1746521315881" calcext:value-type="float">
            <text:p>0.731746521315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6410454799221" calcext:value-type="float">
            <text:p>-0.666410454799221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1.2503125" calcext:value-type="float">
            <text:p>21.2503125</text:p>
          </table:table-cell>
          <table:table-cell office:value-type="float" office:value="20.105625" calcext:value-type="float">
            <text:p>20.105625</text:p>
          </table:table-cell>
        </table:table-row>
        <table:table-row table:style-name="ro1">
          <table:table-cell/>
          <table:table-cell office:value-type="float" office:value="1554342763.21246" calcext:value-type="float">
            <text:p>1554342763.21246</text:p>
          </table:table-cell>
          <table:table-cell office:value-type="float" office:value="0.0287930965423584" calcext:value-type="float">
            <text:p>0.028793096542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6029994321569" calcext:value-type="float">
            <text:p>0.736029994321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767361627334" calcext:value-type="float">
            <text:p>0.148767361627334</text:p>
          </table:table-cell>
          <table:table-cell office:value-type="float" office:value="21.076875" calcext:value-type="float">
            <text:p>21.076875</text:p>
          </table:table-cell>
          <table:table-cell office:value-type="float" office:value="20.0015625" calcext:value-type="float">
            <text:p>20.001562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2763.24142" calcext:value-type="float">
            <text:p>1554342763.24142</text:p>
          </table:table-cell>
          <table:table-cell office:value-type="float" office:value="0.0289647579193115" calcext:value-type="float">
            <text:p>0.028964757919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4826414860338" calcext:value-type="float">
            <text:p>0.744826414860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693908413593" calcext:value-type="float">
            <text:p>0.303693908413593</text:p>
          </table:table-cell>
          <table:table-cell office:value-type="float" office:value="20.6259375" calcext:value-type="float">
            <text:p>20.6259375</text:p>
          </table:table-cell>
          <table:table-cell office:value-type="float" office:value="20.2096875" calcext:value-type="float">
            <text:p>20.2096875</text:p>
          </table:table-cell>
          <table:table-cell office:value-type="float" office:value="21.0421875" calcext:value-type="float">
            <text:p>21.0421875</text:p>
          </table:table-cell>
        </table:table-row>
        <table:table-row table:style-name="ro1">
          <table:table-cell/>
          <table:table-cell office:value-type="float" office:value="1554342763.2708" calcext:value-type="float">
            <text:p>1554342763.2708</text:p>
          </table:table-cell>
          <table:table-cell office:value-type="float" office:value="0.0293827056884766" calcext:value-type="float">
            <text:p>0.029382705688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5280364899661" calcext:value-type="float">
            <text:p>0.745280364899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49565609638" calcext:value-type="float">
            <text:p>0.015449565609638</text:p>
          </table:table-cell>
          <table:table-cell office:value-type="float" office:value="19.9321875" calcext:value-type="float">
            <text:p>19.9321875</text:p>
          </table:table-cell>
          <table:table-cell office:value-type="float" office:value="21.14625" calcext:value-type="float">
            <text:p>21.14625</text:p>
          </table:table-cell>
          <table:table-cell office:value-type="float" office:value="20.105625" calcext:value-type="float">
            <text:p>20.10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 style:data-style-name="N2" text:time-value="20:53:11.110760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3T20:54:44.449471890</dc:date>
    <meta:editing-duration>PT27M16S</meta:editing-duration>
    <meta:editing-cycles>7</meta:editing-cycles>
    <meta:generator>LibreOffice/5.2.7.2$Linux_ARM_EABI LibreOffice_project/20m0$Build-2</meta:generator>
    <meta:document-statistic meta:table-count="1" meta:cell-count="19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data_4_3_18_52.B3:data_4_3_18_52.B200 data_4_3_18_52.F3:data_4_3_18_52.F200" svg:x="0.32cm" svg:y="0.18cm" svg:width="13.123cm" svg:height="8.64cm">
          <chartooo:coordinate-region svg:x="1.246cm" svg:y="0.379cm" svg:width="11.26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4_3_18_52.F3:data_4_3_18_52.F200" chart:class="chart:scatter">
            <chart:domain table:cell-range-address="data_4_3_18_52.B3:data_4_3_18_52.B200"/>
            <chart:data-point chart:repeated="74"/>
            <chart:data-point chart:style-name="ch7" chart:repeated="2"/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4342757.93165">
                <text:p>1554342757.93165</text:p>
                <draw:g>
                  <svg:desc>data_4_3_18_52.B3:data_4_3_18_52.B200</svg:desc>
                </draw:g>
              </table:table-cell>
              <table:table-cell office:value-type="float" office:value="0">
                <text:p>0</text:p>
                <draw:g>
                  <svg:desc>data_4_3_18_52.F3:data_4_3_18_52.F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4342757.96453">
                <text:p>1554342757.96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4342757.99646">
                <text:p>1554342757.99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4342758.0295">
                <text:p>1554342758.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4342758.06172">
                <text:p>1554342758.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4342758.09386">
                <text:p>1554342758.09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4342758.12591">
                <text:p>1554342758.1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4342758.15845">
                <text:p>1554342758.15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4342758.19046">
                <text:p>1554342758.19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4342758.22336">
                <text:p>1554342758.2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4342758.25588">
                <text:p>1554342758.25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4342758.28831">
                <text:p>1554342758.28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4342758.32041">
                <text:p>1554342758.3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4342758.35257">
                <text:p>1554342758.35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4342758.38464">
                <text:p>1554342758.3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4342758.41709">
                <text:p>1554342758.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54342758.44941">
                <text:p>1554342758.44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4342758.48156">
                <text:p>1554342758.48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4342758.51441">
                <text:p>1554342758.5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4342758.54645">
                <text:p>1554342758.54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4342758.57931">
                <text:p>1554342758.57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4342758.61183">
                <text:p>1554342758.6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4342758.64451">
                <text:p>1554342758.6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4342758.67687">
                <text:p>1554342758.67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4342758.70917">
                <text:p>1554342758.70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4342758.73852">
                <text:p>1554342758.73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4342758.76687">
                <text:p>1554342758.7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4342758.79533">
                <text:p>1554342758.79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4342758.82399">
                <text:p>1554342758.82399</text:p>
              </table:table-cell>
              <table:table-cell office:value-type="float" office:value="0.012839645859435">
                <text:p>0.0128396458594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4342758.85323">
                <text:p>1554342758.85323</text:p>
              </table:table-cell>
              <table:table-cell office:value-type="float" office:value="0.0394500922430919">
                <text:p>0.03945009224309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4342758.88283">
                <text:p>1554342758.88283</text:p>
              </table:table-cell>
              <table:table-cell office:value-type="float" office:value="0.0804016857205717">
                <text:p>0.0804016857205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4342758.91257">
                <text:p>1554342758.91257</text:p>
              </table:table-cell>
              <table:table-cell office:value-type="float" office:value="0.135849901664677">
                <text:p>0.135849901664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4342758.94662">
                <text:p>1554342758.94662</text:p>
              </table:table-cell>
              <table:table-cell office:value-type="float" office:value="0.218317233582139">
                <text:p>0.2183172335821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4342758.98699">
                <text:p>1554342758.98699</text:p>
              </table:table-cell>
              <table:table-cell office:value-type="float" office:value="0.343194163908334">
                <text:p>0.343194163908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4342759.01723">
                <text:p>1554342759.01723</text:p>
              </table:table-cell>
              <table:table-cell office:value-type="float" office:value="0.452173093809817">
                <text:p>0.452173093809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54342759.04763">
                <text:p>1554342759.04763</text:p>
              </table:table-cell>
              <table:table-cell office:value-type="float" office:value="0.577491601054329">
                <text:p>0.5774916010543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54342759.07835">
                <text:p>1554342759.07835</text:p>
              </table:table-cell>
              <table:table-cell office:value-type="float" office:value="0.694852724271322">
                <text:p>0.694852724271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4342759.10759">
                <text:p>1554342759.10759</text:p>
              </table:table-cell>
              <table:table-cell office:value-type="float" office:value="0.79822554425996">
                <text:p>0.79822554425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4342759.13715">
                <text:p>1554342759.13715</text:p>
              </table:table-cell>
              <table:table-cell office:value-type="float" office:value="0.894129977094125">
                <text:p>0.894129977094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4342759.16658">
                <text:p>1554342759.16658</text:p>
              </table:table-cell>
              <table:table-cell office:value-type="float" office:value="1.00454313451332">
                <text:p>1.00454313451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54342759.1977">
                <text:p>1554342759.1977</text:p>
              </table:table-cell>
              <table:table-cell office:value-type="float" office:value="1.13824922714683">
                <text:p>1.13824922714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4342759.22812">
                <text:p>1554342759.22812</text:p>
              </table:table-cell>
              <table:table-cell office:value-type="float" office:value="1.28535032369416">
                <text:p>1.28535032369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54342759.26022">
                <text:p>1554342759.26022</text:p>
              </table:table-cell>
              <table:table-cell office:value-type="float" office:value="1.43049455318101">
                <text:p>1.43049455318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4342759.29013">
                <text:p>1554342759.29013</text:p>
              </table:table-cell>
              <table:table-cell office:value-type="float" office:value="1.55692086026044">
                <text:p>1.556920860260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4342759.31977">
                <text:p>1554342759.31977</text:p>
              </table:table-cell>
              <table:table-cell office:value-type="float" office:value="1.67357590249873">
                <text:p>1.673575902498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4342759.34975">
                <text:p>1554342759.34975</text:p>
              </table:table-cell>
              <table:table-cell office:value-type="float" office:value="1.78276924328252">
                <text:p>1.78276924328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54342759.38064">
                <text:p>1554342759.38064</text:p>
              </table:table-cell>
              <table:table-cell office:value-type="float" office:value="1.88590464933988">
                <text:p>1.88590464933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4342759.42331">
                <text:p>1554342759.42331</text:p>
              </table:table-cell>
              <table:table-cell office:value-type="float" office:value="2.01051569413568">
                <text:p>2.010515694135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54342759.4572">
                <text:p>1554342759.4572</text:p>
              </table:table-cell>
              <table:table-cell office:value-type="float" office:value="2.09823143070479">
                <text:p>2.09823143070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4342759.49428">
                <text:p>1554342759.49428</text:p>
              </table:table-cell>
              <table:table-cell office:value-type="float" office:value="2.1806814707222">
                <text:p>2.1806814707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4342759.5279">
                <text:p>1554342759.5279</text:p>
              </table:table-cell>
              <table:table-cell office:value-type="float" office:value="2.24434926317622">
                <text:p>2.24434926317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4342759.55741">
                <text:p>1554342759.55741</text:p>
              </table:table-cell>
              <table:table-cell office:value-type="float" office:value="2.29168989608593">
                <text:p>2.291689896085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4342759.58709">
                <text:p>1554342759.58709</text:p>
              </table:table-cell>
              <table:table-cell office:value-type="float" office:value="2.33066054836784">
                <text:p>2.33066054836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4342759.62896">
                <text:p>1554342759.62896</text:p>
              </table:table-cell>
              <table:table-cell office:value-type="float" office:value="2.36843966007197">
                <text:p>2.368439660071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54342759.66164">
                <text:p>1554342759.66164</text:p>
              </table:table-cell>
              <table:table-cell office:value-type="float" office:value="2.38744233410823">
                <text:p>2.387442334108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54342759.69231">
                <text:p>1554342759.69231</text:p>
              </table:table-cell>
              <table:table-cell office:value-type="float" office:value="2.39604898056245">
                <text:p>2.39604898056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4342759.72169">
                <text:p>1554342759.72169</text:p>
              </table:table-cell>
              <table:table-cell office:value-type="float" office:value="2.39582355141839">
                <text:p>2.395823551418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54342759.7518">
                <text:p>1554342759.7518</text:p>
              </table:table-cell>
              <table:table-cell office:value-type="float" office:value="2.38669703022855">
                <text:p>2.386697030228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4342759.78661">
                <text:p>1554342759.78661</text:p>
              </table:table-cell>
              <table:table-cell office:value-type="float" office:value="2.36425309267249">
                <text:p>2.36425309267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4342759.81584">
                <text:p>1554342759.81584</text:p>
              </table:table-cell>
              <table:table-cell office:value-type="float" office:value="2.33703315836613">
                <text:p>2.337033158366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4342759.84524">
                <text:p>1554342759.84524</text:p>
              </table:table-cell>
              <table:table-cell office:value-type="float" office:value="2.32514556418631">
                <text:p>2.325145564186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4342759.87415">
                <text:p>1554342759.87415</text:p>
              </table:table-cell>
              <table:table-cell office:value-type="float" office:value="2.32862118333677">
                <text:p>2.328621183336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54342759.90412">
                <text:p>1554342759.90412</text:p>
              </table:table-cell>
              <table:table-cell office:value-type="float" office:value="2.34872956431925">
                <text:p>2.34872956431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54342759.93362">
                <text:p>1554342759.93362</text:p>
              </table:table-cell>
              <table:table-cell office:value-type="float" office:value="2.35997724636113">
                <text:p>2.35997724636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4342759.96431">
                <text:p>1554342759.96431</text:p>
              </table:table-cell>
              <table:table-cell office:value-type="float" office:value="2.36243816398692">
                <text:p>2.36243816398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54342759.99484">
                <text:p>1554342759.99484</text:p>
              </table:table-cell>
              <table:table-cell office:value-type="float" office:value="2.35574134635888">
                <text:p>2.355741346358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54342760.02639">
                <text:p>1554342760.02639</text:p>
              </table:table-cell>
              <table:table-cell office:value-type="float" office:value="2.33905361556286">
                <text:p>2.33905361556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54342760.05749">
                <text:p>1554342760.05749</text:p>
              </table:table-cell>
              <table:table-cell office:value-type="float" office:value="2.31310353306088">
                <text:p>2.313103533060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4342760.09317">
                <text:p>1554342760.09317</text:p>
              </table:table-cell>
              <table:table-cell office:value-type="float" office:value="2.30703300491623">
                <text:p>2.30703300491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4342760.12192">
                <text:p>1554342760.12192</text:p>
              </table:table-cell>
              <table:table-cell office:value-type="float" office:value="2.31773435807757">
                <text:p>2.317734358077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54342760.15079">
                <text:p>1554342760.15079</text:p>
              </table:table-cell>
              <table:table-cell office:value-type="float" office:value="2.34439602071941">
                <text:p>2.34439602071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54342760.17987">
                <text:p>1554342760.17987</text:p>
              </table:table-cell>
              <table:table-cell office:value-type="float" office:value="2.36295043961891">
                <text:p>2.362950439618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4342760.20859">
                <text:p>1554342760.20859</text:p>
              </table:table-cell>
              <table:table-cell office:value-type="float" office:value="2.37318326345371">
                <text:p>2.373183263453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4342760.23913">
                <text:p>1554342760.23913</text:p>
              </table:table-cell>
              <table:table-cell office:value-type="float" office:value="2.37490957618605">
                <text:p>2.374909576186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4342760.27204">
                <text:p>1554342760.27204</text:p>
              </table:table-cell>
              <table:table-cell office:value-type="float" office:value="2.36613480289941">
                <text:p>2.366134802899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4342760.30539">
                <text:p>1554342760.30539</text:p>
              </table:table-cell>
              <table:table-cell office:value-type="float" office:value="2.34633183499268">
                <text:p>2.34633183499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4342760.33959">
                <text:p>1554342760.33959</text:p>
              </table:table-cell>
              <table:table-cell office:value-type="float" office:value="2.31455052002603">
                <text:p>2.314550520026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4342760.37509">
                <text:p>1554342760.37509</text:p>
              </table:table-cell>
              <table:table-cell office:value-type="float" office:value="2.30594566240615">
                <text:p>2.305945662406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54342760.4084">
                <text:p>1554342760.4084</text:p>
              </table:table-cell>
              <table:table-cell office:value-type="float" office:value="2.31965763249252">
                <text:p>2.31965763249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4342760.43845">
                <text:p>1554342760.43845</text:p>
              </table:table-cell>
              <table:table-cell office:value-type="float" office:value="2.34999360539919">
                <text:p>2.349993605399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4342760.46724">
                <text:p>1554342760.46724</text:p>
              </table:table-cell>
              <table:table-cell office:value-type="float" office:value="2.37092477815832">
                <text:p>2.370924778158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54342760.49637">
                <text:p>1554342760.49637</text:p>
              </table:table-cell>
              <table:table-cell office:value-type="float" office:value="2.38377271694497">
                <text:p>2.38377271694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4342760.52523">
                <text:p>1554342760.52523</text:p>
              </table:table-cell>
              <table:table-cell office:value-type="float" office:value="2.3883287800416">
                <text:p>2.38832878004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54342760.5545">
                <text:p>1554342760.5545</text:p>
              </table:table-cell>
              <table:table-cell office:value-type="float" office:value="2.38454468138578">
                <text:p>2.38454468138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4342760.58309">
                <text:p>1554342760.58309</text:p>
              </table:table-cell>
              <table:table-cell office:value-type="float" office:value="2.37282475584216">
                <text:p>2.37282475584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4342760.61314">
                <text:p>1554342760.61314</text:p>
              </table:table-cell>
              <table:table-cell office:value-type="float" office:value="2.35164780509881">
                <text:p>2.35164780509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4342760.64345">
                <text:p>1554342760.64345</text:p>
              </table:table-cell>
              <table:table-cell office:value-type="float" office:value="2.32127569927728">
                <text:p>2.32127569927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4342760.67334">
                <text:p>1554342760.67334</text:p>
              </table:table-cell>
              <table:table-cell office:value-type="float" office:value="2.30932246420936">
                <text:p>2.30932246420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54342760.70374">
                <text:p>1554342760.70374</text:p>
              </table:table-cell>
              <table:table-cell office:value-type="float" office:value="2.31602228276823">
                <text:p>2.316022282768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54342760.73273">
                <text:p>1554342760.73273</text:p>
              </table:table-cell>
              <table:table-cell office:value-type="float" office:value="2.33978078187817">
                <text:p>2.339780781878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54342760.76163">
                <text:p>1554342760.76163</text:p>
              </table:table-cell>
              <table:table-cell office:value-type="float" office:value="2.35527252570966">
                <text:p>2.355272525709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4342760.79099">
                <text:p>1554342760.79099</text:p>
              </table:table-cell>
              <table:table-cell office:value-type="float" office:value="2.36254782115671">
                <text:p>2.362547821156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54342760.82023">
                <text:p>1554342760.82023</text:p>
              </table:table-cell>
              <table:table-cell office:value-type="float" office:value="2.36140405807884">
                <text:p>2.36140405807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4342760.84867">
                <text:p>1554342760.84867</text:p>
              </table:table-cell>
              <table:table-cell office:value-type="float" office:value="2.35235582098498">
                <text:p>2.352355820984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54342760.87723">
                <text:p>1554342760.87723</text:p>
              </table:table-cell>
              <table:table-cell office:value-type="float" office:value="2.33526617243284">
                <text:p>2.33526617243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54342760.90631">
                <text:p>1554342760.90631</text:p>
              </table:table-cell>
              <table:table-cell office:value-type="float" office:value="2.30956871980503">
                <text:p>2.309568719805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54342760.93623">
                <text:p>1554342760.93623</text:p>
              </table:table-cell>
              <table:table-cell office:value-type="float" office:value="2.30186328972765">
                <text:p>2.301863289727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54342760.96511">
                <text:p>1554342760.96511</text:p>
              </table:table-cell>
              <table:table-cell office:value-type="float" office:value="2.31210497296508">
                <text:p>2.312104972965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4342760.99511">
                <text:p>1554342760.99511</text:p>
              </table:table-cell>
              <table:table-cell office:value-type="float" office:value="2.34206819706504">
                <text:p>2.34206819706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4342761.02385">
                <text:p>1554342761.02385</text:p>
              </table:table-cell>
              <table:table-cell office:value-type="float" office:value="2.3626677206234">
                <text:p>2.3626677206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54342761.0525">
                <text:p>1554342761.0525</text:p>
              </table:table-cell>
              <table:table-cell office:value-type="float" office:value="2.37514574218762">
                <text:p>2.37514574218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54342761.08062">
                <text:p>1554342761.08062</text:p>
              </table:table-cell>
              <table:table-cell office:value-type="float" office:value="2.37963207057759">
                <text:p>2.37963207057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54342761.10937">
                <text:p>1554342761.10937</text:p>
              </table:table-cell>
              <table:table-cell office:value-type="float" office:value="2.37610949500321">
                <text:p>2.376109495003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4342761.14028">
                <text:p>1554342761.14028</text:p>
              </table:table-cell>
              <table:table-cell office:value-type="float" office:value="2.3629434776546">
                <text:p>2.3629434776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54342761.1749">
                <text:p>1554342761.1749</text:p>
              </table:table-cell>
              <table:table-cell office:value-type="float" office:value="2.33643234575113">
                <text:p>2.33643234575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54342761.20915">
                <text:p>1554342761.20915</text:p>
              </table:table-cell>
              <table:table-cell office:value-type="float" office:value="2.33574067778121">
                <text:p>2.335740677781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4342761.24096">
                <text:p>1554342761.24096</text:p>
              </table:table-cell>
              <table:table-cell office:value-type="float" office:value="2.3574558766056">
                <text:p>2.3574558766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54342761.27497">
                <text:p>1554342761.27497</text:p>
              </table:table-cell>
              <table:table-cell office:value-type="float" office:value="2.40658852038979">
                <text:p>2.406588520389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54342761.30362">
                <text:p>1554342761.30362</text:p>
              </table:table-cell>
              <table:table-cell office:value-type="float" office:value="2.4399179529394">
                <text:p>2.43991795293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4342761.3326">
                <text:p>1554342761.3326</text:p>
              </table:table-cell>
              <table:table-cell office:value-type="float" office:value="2.46539848882097">
                <text:p>2.46539848882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54342761.36203">
                <text:p>1554342761.36203</text:p>
              </table:table-cell>
              <table:table-cell office:value-type="float" office:value="2.4827735232557">
                <text:p>2.48277352325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54342761.39155">
                <text:p>1554342761.39155</text:p>
              </table:table-cell>
              <table:table-cell office:value-type="float" office:value="2.49164804557558">
                <text:p>2.49164804557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4342761.42076">
                <text:p>1554342761.42076</text:p>
              </table:table-cell>
              <table:table-cell office:value-type="float" office:value="2.49205583047363">
                <text:p>2.492055830473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54342761.45016">
                <text:p>1554342761.45016</text:p>
              </table:table-cell>
              <table:table-cell office:value-type="float" office:value="2.48398896656812">
                <text:p>2.483988966568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54342761.47991">
                <text:p>1554342761.47991</text:p>
              </table:table-cell>
              <table:table-cell office:value-type="float" office:value="2.4671332757784">
                <text:p>2.4671332757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4342761.51006">
                <text:p>1554342761.51006</text:p>
              </table:table-cell>
              <table:table-cell office:value-type="float" office:value="2.44114084132524">
                <text:p>2.441140841325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54342761.54058">
                <text:p>1554342761.54058</text:p>
              </table:table-cell>
              <table:table-cell office:value-type="float" office:value="2.40568181475555">
                <text:p>2.405681814755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4342761.57056">
                <text:p>1554342761.57056</text:p>
              </table:table-cell>
              <table:table-cell office:value-type="float" office:value="2.39127757589818">
                <text:p>2.39127757589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4342761.5995">
                <text:p>1554342761.5995</text:p>
              </table:table-cell>
              <table:table-cell office:value-type="float" office:value="2.39665685618944">
                <text:p>2.39665685618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4342761.62783">
                <text:p>1554342761.62783</text:p>
              </table:table-cell>
              <table:table-cell office:value-type="float" office:value="2.42064114284589">
                <text:p>2.420641142845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4342761.65655">
                <text:p>1554342761.65655</text:p>
              </table:table-cell>
              <table:table-cell office:value-type="float" office:value="2.43686150384233">
                <text:p>2.436861503842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4342761.68567">
                <text:p>1554342761.68567</text:p>
              </table:table-cell>
              <table:table-cell office:value-type="float" office:value="2.44498645176313">
                <text:p>2.444986451763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342761.71478">
                <text:p>1554342761.71478</text:p>
              </table:table-cell>
              <table:table-cell office:value-type="float" office:value="2.44479554710619">
                <text:p>2.44479554710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4342761.74303">
                <text:p>1554342761.74303</text:p>
              </table:table-cell>
              <table:table-cell office:value-type="float" office:value="2.43677820990581">
                <text:p>2.43677820990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4342761.77158">
                <text:p>1554342761.77158</text:p>
              </table:table-cell>
              <table:table-cell office:value-type="float" office:value="2.42067699462288">
                <text:p>2.420676994622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54342761.80157">
                <text:p>1554342761.80157</text:p>
              </table:table-cell>
              <table:table-cell office:value-type="float" office:value="2.39494378937903">
                <text:p>2.394943789379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54342761.83126">
                <text:p>1554342761.83126</text:p>
              </table:table-cell>
              <table:table-cell office:value-type="float" office:value="2.36080444719021">
                <text:p>2.36080444719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54342761.86195">
                <text:p>1554342761.86195</text:p>
              </table:table-cell>
              <table:table-cell office:value-type="float" office:value="2.34778172632576">
                <text:p>2.347781726325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4342761.89134">
                <text:p>1554342761.89134</text:p>
              </table:table-cell>
              <table:table-cell office:value-type="float" office:value="2.3560069272458">
                <text:p>2.35600692724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4342761.92114">
                <text:p>1554342761.92114</text:p>
              </table:table-cell>
              <table:table-cell office:value-type="float" office:value="2.38589257994341">
                <text:p>2.385892579943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4342761.95267">
                <text:p>1554342761.95267</text:p>
              </table:table-cell>
              <table:table-cell office:value-type="float" office:value="2.40777124208441">
                <text:p>2.407771242084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4342761.98503">
                <text:p>1554342761.98503</text:p>
              </table:table-cell>
              <table:table-cell office:value-type="float" office:value="2.41994200364317">
                <text:p>2.419942003643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54342762.01694">
                <text:p>1554342762.01694</text:p>
              </table:table-cell>
              <table:table-cell office:value-type="float" office:value="2.42195016376914">
                <text:p>2.421950163769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4342762.04866">
                <text:p>1554342762.04866</text:p>
              </table:table-cell>
              <table:table-cell office:value-type="float" office:value="2.41406975629441">
                <text:p>2.414069756294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4342762.08141">
                <text:p>1554342762.08141</text:p>
              </table:table-cell>
              <table:table-cell office:value-type="float" office:value="2.39540731687759">
                <text:p>2.395407316877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54342762.1152">
                <text:p>1554342762.1152</text:p>
              </table:table-cell>
              <table:table-cell office:value-type="float" office:value="2.3649562495511">
                <text:p>2.36495624955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4342762.14817">
                <text:p>1554342762.14817</text:p>
              </table:table-cell>
              <table:table-cell office:value-type="float" office:value="2.36201433747203">
                <text:p>2.362014337472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54342762.17661">
                <text:p>1554342762.17661</text:p>
              </table:table-cell>
              <table:table-cell office:value-type="float" office:value="2.37968265173606">
                <text:p>2.379682651736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54342762.2059">
                <text:p>1554342762.2059</text:p>
              </table:table-cell>
              <table:table-cell office:value-type="float" office:value="2.41958378192263">
                <text:p>2.419583781922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4342762.23516">
                <text:p>1554342762.23516</text:p>
              </table:table-cell>
              <table:table-cell office:value-type="float" office:value="2.45105866965457">
                <text:p>2.451058669654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4342762.26433">
                <text:p>1554342762.26433</text:p>
              </table:table-cell>
              <table:table-cell office:value-type="float" office:value="2.47407387815092">
                <text:p>2.474073878150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4342762.2926">
                <text:p>1554342762.2926</text:p>
              </table:table-cell>
              <table:table-cell office:value-type="float" office:value="2.48854156644115">
                <text:p>2.488541566441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54342762.32113">
                <text:p>1554342762.32113</text:p>
              </table:table-cell>
              <table:table-cell office:value-type="float" office:value="2.49515578194143">
                <text:p>2.49515578194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4342762.35036">
                <text:p>1554342762.35036</text:p>
              </table:table-cell>
              <table:table-cell office:value-type="float" office:value="2.49354647904638">
                <text:p>2.493546479046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4342762.38014">
                <text:p>1554342762.38014</text:p>
              </table:table-cell>
              <table:table-cell office:value-type="float" office:value="2.48320789295928">
                <text:p>2.483207892959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54342762.41052">
                <text:p>1554342762.41052</text:p>
              </table:table-cell>
              <table:table-cell office:value-type="float" office:value="2.4636074433124">
                <text:p>2.46360744331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54342762.44219">
                <text:p>1554342762.44219</text:p>
              </table:table-cell>
              <table:table-cell office:value-type="float" office:value="2.43331803246811">
                <text:p>2.43331803246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4342762.47192">
                <text:p>1554342762.47192</text:p>
              </table:table-cell>
              <table:table-cell office:value-type="float" office:value="2.39622902170118">
                <text:p>2.396229021701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54342762.50372">
                <text:p>1554342762.50372</text:p>
              </table:table-cell>
              <table:table-cell office:value-type="float" office:value="2.34662900464469">
                <text:p>2.346629004644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54342762.53381">
                <text:p>1554342762.53381</text:p>
              </table:table-cell>
              <table:table-cell office:value-type="float" office:value="2.2907968032276">
                <text:p>2.29079680322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54342762.56375">
                <text:p>1554342762.56375</text:p>
              </table:table-cell>
              <table:table-cell office:value-type="float" office:value="2.22645662793233">
                <text:p>2.226456627932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4342762.59438">
                <text:p>1554342762.59438</text:p>
              </table:table-cell>
              <table:table-cell office:value-type="float" office:value="2.1514478821119">
                <text:p>2.15144788211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4342762.62426">
                <text:p>1554342762.62426</text:p>
              </table:table-cell>
              <table:table-cell office:value-type="float" office:value="2.06949696922694">
                <text:p>2.069496969226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4342762.65513">
                <text:p>1554342762.65513</text:p>
              </table:table-cell>
              <table:table-cell office:value-type="float" office:value="1.97548435370256">
                <text:p>1.975484353702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4342762.68509">
                <text:p>1554342762.68509</text:p>
              </table:table-cell>
              <table:table-cell office:value-type="float" office:value="1.87543483242658">
                <text:p>1.875434832426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4342762.71554">
                <text:p>1554342762.71554</text:p>
              </table:table-cell>
              <table:table-cell office:value-type="float" office:value="1.76464686709533">
                <text:p>1.764646867095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4342762.7456">
                <text:p>1554342762.7456</text:p>
              </table:table-cell>
              <table:table-cell office:value-type="float" office:value="1.64641496620968">
                <text:p>1.64641496620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54342762.77613">
                <text:p>1554342762.77613</text:p>
              </table:table-cell>
              <table:table-cell office:value-type="float" office:value="1.51720007995976">
                <text:p>1.517200079959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54342762.80647">
                <text:p>1554342762.80647</text:p>
              </table:table-cell>
              <table:table-cell office:value-type="float" office:value="1.4123996208894">
                <text:p>1.41239962088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54342762.83645">
                <text:p>1554342762.83645</text:p>
              </table:table-cell>
              <table:table-cell office:value-type="float" office:value="1.33223809033245">
                <text:p>1.33223809033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4342762.86603">
                <text:p>1554342762.86603</text:p>
              </table:table-cell>
              <table:table-cell office:value-type="float" office:value="1.27626006344658">
                <text:p>1.276260063446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54342762.89521">
                <text:p>1554342762.89521</text:p>
              </table:table-cell>
              <table:table-cell office:value-type="float" office:value="1.2126825580424">
                <text:p>1.21268255804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54342762.92362">
                <text:p>1554342762.92362</text:p>
              </table:table-cell>
              <table:table-cell office:value-type="float" office:value="1.14288050464084">
                <text:p>1.142880504640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4342762.95201">
                <text:p>1554342762.95201</text:p>
              </table:table-cell>
              <table:table-cell office:value-type="float" office:value="1.06518761703968">
                <text:p>1.065187617039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4342762.98068">
                <text:p>1554342762.98068</text:p>
              </table:table-cell>
              <table:table-cell office:value-type="float" office:value="0.978672129840077">
                <text:p>0.9786721298400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4342763.01026">
                <text:p>1554342763.01026</text:p>
              </table:table-cell>
              <table:table-cell office:value-type="float" office:value="0.912838045174492">
                <text:p>0.912838045174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54342763.03948">
                <text:p>1554342763.03948</text:p>
              </table:table-cell>
              <table:table-cell office:value-type="float" office:value="0.870994341609475">
                <text:p>0.8709943416094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54342763.06897">
                <text:p>1554342763.06897</text:p>
              </table:table-cell>
              <table:table-cell office:value-type="float" office:value="0.85271252907449">
                <text:p>0.852712529074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54342763.09812">
                <text:p>1554342763.09812</text:p>
              </table:table-cell>
              <table:table-cell office:value-type="float" office:value="0.826290996190723">
                <text:p>0.8262909961907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4342763.12694">
                <text:p>1554342763.12694</text:p>
              </table:table-cell>
              <table:table-cell office:value-type="float" office:value="0.792021163617289">
                <text:p>0.792021163617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54342763.15508">
                <text:p>1554342763.15508</text:p>
              </table:table-cell>
              <table:table-cell office:value-type="float" office:value="0.750803462054923">
                <text:p>0.75080346205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54342763.18367">
                <text:p>1554342763.18367</text:p>
              </table:table-cell>
              <table:table-cell office:value-type="float" office:value="0.731746521315881">
                <text:p>0.7317465213158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4342763.21246">
                <text:p>1554342763.21246</text:p>
              </table:table-cell>
              <table:table-cell office:value-type="float" office:value="0.736029994321569">
                <text:p>0.736029994321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54342763.24142">
                <text:p>1554342763.24142</text:p>
              </table:table-cell>
              <table:table-cell office:value-type="float" office:value="0.744826414860338">
                <text:p>0.7448264148603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54342763.2708">
                <text:p>1554342763.2708</text:p>
              </table:table-cell>
              <table:table-cell office:value-type="float" office:value="0.745280364899661">
                <text:p>0.7452803648996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